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size="7pt" officeooo:rsid="00028312" officeooo:paragraph-rsid="00028312" style:font-size-asian="7pt" style:font-size-complex="7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9pt" fo:font-weight="bold" officeooo:rsid="000133ed" officeooo:paragraph-rsid="000133ed" style:font-size-asian="9pt" style:font-weight-asian="bold" style:font-size-complex="9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9pt" fo:font-weight="bold" officeooo:rsid="00028312" officeooo:paragraph-rsid="00028312" style:font-size-asian="9pt" style:font-weight-asian="bold" style:font-size-complex="9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9pt" officeooo:rsid="000133ed" officeooo:paragraph-rsid="000133ed" style:font-size-asian="9pt" style:font-size-complex="9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9pt" officeooo:rsid="00028312" officeooo:paragraph-rsid="00028312" style:font-size-asian="9pt" style:font-size-complex="9pt"/>
    </style:style>
    <style:style style:name="T1" style:family="text">
      <style:text-properties officeooo:rsid="000283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lt; client.c &gt;</text:p>
      <text:p text:style-name="P4">#include &lt;stdlib.h&gt;</text:p>
      <text:p text:style-name="P4">#include &lt;stdio.h&gt;</text:p>
      <text:p text:style-name="P4">#include &lt;string.h&gt;</text:p>
      <text:p text:style-name="P4">#include &lt;sys/socket.h&gt; //socket,connect</text:p>
      <text:p text:style-name="P4">#include &lt;netinet/in.h&gt; // hton</text:p>
      <text:p text:style-name="P4">#include &lt;arpa/inet.h&gt; //inet_pton</text:p>
      <text:p text:style-name="P4">#include &lt;sys/select.h&gt;</text:p>
      <text:p text:style-name="P4">#include &lt;unistd.h&gt; //read, write</text:p>
      <text:p text:style-name="P4">#include &lt;sys/types.h&gt;</text:p>
      <text:p text:style-name="P4"/>
      <text:p text:style-name="P4">#define MAXLINE 1024</text:p>
      <text:p text:style-name="P4"/>
      <text:p text:style-name="P4">int main(int argc, char *argv[]){</text:p>
      <text:p text:style-name="P4"><text:tab/>char *serverIP;</text:p>
      <text:p text:style-name="P4"><text:tab/>int serverPORT;</text:p>
      <text:p text:style-name="P4"><text:tab/>int sockfd, maxfdp1;</text:p>
      <text:p text:style-name="P4"><text:tab/>struct sockaddr_in serverAddress;</text:p>
      <text:p text:style-name="P4"><text:tab/>fd_set rset;</text:p>
      <text:p text:style-name="P4"><text:tab/>char sendbuffer[MAXLINE], receivebuffer[MAXLINE];</text:p>
      <text:p text:style-name="P4"><text:tab/>FILE *fp = stdin;</text:p>
      <text:p text:style-name="P4"><text:tab/>int stdineof;</text:p>
      <text:p text:style-name="P4"/>
      <text:p text:style-name="P4"><text:tab/>if(argc != 3){</text:p>
      <text:p text:style-name="P4"><text:tab/><text:tab/>printf("Incorrect input\n");</text:p>
      <text:p text:style-name="P4"><text:tab/><text:tab/>exit(1);</text:p>
      <text:p text:style-name="P4"><text:tab/>}</text:p>
      <text:p text:style-name="P4"/>
      <text:p text:style-name="P4"><text:tab/>serverIP = argv[1];</text:p>
      <text:p text:style-name="P4"><text:tab/>serverPORT = atoi(argv[2]);</text:p>
      <text:p text:style-name="P4"/>
      <text:p text:style-name="P4"><text:tab/>if((sockfd = socket(AF_INET, SOCK_STREAM, 0)) &lt; 0){</text:p>
      <text:p text:style-name="P4"><text:tab/><text:tab/>printf("Socket error\n");</text:p>
      <text:p text:style-name="P4"><text:tab/><text:tab/>exit(1);</text:p>
      <text:p text:style-name="P4"><text:tab/>} //build socket</text:p>
      <text:p text:style-name="P4"/>
      <text:p text:style-name="P4"><text:tab/>bzero(&amp;serverAddress, sizeof(serverAddress));</text:p>
      <text:p text:style-name="P4"><text:tab/>serverAddress.sin_family = AF_INET; //ipv4</text:p>
      <text:p text:style-name="P4"><text:tab/>serverAddress.sin_port = htons(serverPORT); //sin_port is network short int </text:p>
      <text:p text:style-name="P4"><text:tab/>if((inet_pton(AF_INET, serverIP, &amp;serverAddress.sin_addr)) &lt;= 0){</text:p>
      <text:p text:style-name="P4"><text:tab/><text:tab/>printf("inet_pton error\n");</text:p>
      <text:p text:style-name="P4"><text:tab/><text:tab/>exit(1);</text:p>
      <text:p text:style-name="P4"><text:tab/>} </text:p>
      <text:p text:style-name="P4"><text:tab/>//sin_addr is network type, inet_pton return in_addr type</text:p>
      <text:p text:style-name="P4"/>
      <text:p text:style-name="P4"><text:tab/>if((connect(sockfd, (struct sockaddr *)&amp;serverAddress, sizeof(serverAddress))) &lt; 0){</text:p>
      <text:p text:style-name="P4"><text:tab/><text:tab/>printf("Connect error\n");</text:p>
      <text:p text:style-name="P4"><text:tab/><text:tab/>exit(1);</text:p>
      <text:p text:style-name="P4"><text:tab/>}</text:p>
      <text:p text:style-name="P4"><text:tab/>// connet to server, need to be careful of sockaddr and sockaddr_in type</text:p>
      <text:p text:style-name="P4"><text:tab/>FD_ZERO(&amp;rset);</text:p>
      <text:p text:style-name="P4"><text:tab/>stdineof = 0;</text:p>
      <text:p text:style-name="P4"><text:s text:c="2"/></text:p>
      <text:p text:style-name="P4"><text:tab/>for(;;){</text:p>
      <text:p text:style-name="P4"><text:tab/><text:tab/>FD_SET(0, &amp;rset);</text:p>
      <text:p text:style-name="P4"><text:tab/><text:tab/>FD_SET(sockfd, &amp;rset); //set two fd_set</text:p>
      <text:p text:style-name="P4"/>
      <text:p text:style-name="P4"><text:tab/><text:tab/>if(0 &gt; sockfd) maxfdp1 = 0 + 1;</text:p>
      <text:p text:style-name="P4"><text:tab/><text:tab/>else maxfdp1 = sockfd + 1; //update maxfd</text:p>
      <text:p text:style-name="P4"/>
      <text:p text:style-name="P4"><text:tab/><text:tab/>select(maxfdp1, &amp;rset, NULL, NULL, NULL); // listen socket and stdin is readable or not</text:p>
      <text:p text:style-name="P4"/>
      <text:p text:style-name="P4"><text:tab/><text:tab/>if(FD_ISSET(0, &amp;rset)){</text:p>
      <text:p text:style-name="P4"><text:tab/><text:tab/><text:tab/>fgets(sendbuffer, MAXLINE, fp);</text:p>
      <text:p text:style-name="P4"><text:tab/><text:tab/><text:tab/>if(strcmp(sendbuffer, "exit\n") == 0){</text:p>
      <text:p text:style-name="P4"><text:tab/><text:tab/><text:tab/><text:tab/>stdineof = 1;</text:p>
      <text:p text:style-name="P4"><text:tab/><text:tab/><text:tab/><text:tab/>shutdown(sockfd, SHUT_WR);</text:p>
      <text:p text:style-name="P4"><text:tab/><text:tab/><text:tab/><text:tab/>FD_CLR(0, &amp;rset);</text:p>
      <text:p text:style-name="P4"><text:tab/><text:tab/><text:tab/><text:tab/>continue;</text:p>
      <text:p text:style-name="P4"><text:tab/><text:tab/><text:tab/>}//exit</text:p>
      <text:p text:style-name="P4"><text:soft-page-break/><text:tab/><text:tab/><text:tab/>write(sockfd, sendbuffer, strlen(sendbuffer));</text:p>
      <text:p text:style-name="P4"><text:tab/><text:tab/>}//something input</text:p>
      <text:p text:style-name="P4"/>
      <text:p text:style-name="P4"><text:tab/><text:tab/>if(FD_ISSET(sockfd, &amp;rset)){</text:p>
      <text:p text:style-name="P4"><text:tab/><text:tab/><text:tab/>ssize_t len;</text:p>
      <text:p text:style-name="P4"><text:tab/><text:tab/><text:tab/>len = read(sockfd, receivebuffer, MAXLINE);</text:p>
      <text:p text:style-name="P4"><text:tab/><text:tab/><text:tab/>if(len == 0){</text:p>
      <text:p text:style-name="P4"><text:tab/><text:tab/><text:tab/><text:tab/>if(stdineof == 1){</text:p>
      <text:p text:style-name="P4"><text:tab/><text:tab/><text:tab/><text:tab/><text:tab/>exit(0);</text:p>
      <text:p text:style-name="P4"><text:tab/><text:tab/><text:tab/><text:tab/>}else{</text:p>
      <text:p text:style-name="P4"><text:tab/><text:tab/><text:tab/><text:tab/><text:tab/>printf("Server terminate\n");</text:p>
      <text:p text:style-name="P4"><text:tab/><text:tab/><text:tab/><text:tab/><text:tab/>exit(1);</text:p>
      <text:p text:style-name="P4"><text:tab/><text:tab/><text:tab/><text:tab/>}</text:p>
      <text:p text:style-name="P4"><text:tab/><text:tab/><text:tab/>}</text:p>
      <text:p text:style-name="P4"><text:tab/><text:tab/><text:tab/>fputs(receivebuffer, stdout);</text:p>
      <text:p text:style-name="P4"><text:tab/><text:tab/>}//server send something</text:p>
      <text:p text:style-name="P4"><text:tab/>}<text:tab/></text:p>
      <text:p text:style-name="P4"><text:tab/>return 0;</text:p>
      <text:p text:style-name="P4">}</text:p>
      <text:p text:style-name="P4"/>
      <text:p text:style-name="P2">&lt; server.c &gt;</text:p>
      <text:p text:style-name="P4">#include &lt;stdlib.h&gt;</text:p>
      <text:p text:style-name="P4">#include &lt;stdio.h&gt;</text:p>
      <text:p text:style-name="P4">#include &lt;string.h&gt;</text:p>
      <text:p text:style-name="P4">#include &lt;sys/socket.h&gt;</text:p>
      <text:p text:style-name="P4">#include &lt;netinet/in.h&gt;</text:p>
      <text:p text:style-name="P4">#include &lt;arpa/inet.h&gt;</text:p>
      <text:p text:style-name="P4">#include &lt;sys/select.h&gt;</text:p>
      <text:p text:style-name="P4">#include &lt;unistd.h&gt;</text:p>
      <text:p text:style-name="P4">#include &lt;sys/types.h&gt;</text:p>
      <text:p text:style-name="P4"/>
      <text:p text:style-name="P4">#define backlog 10</text:p>
      <text:p text:style-name="P4">#define MAXLINE 1024</text:p>
      <text:p text:style-name="P4"/>
      <text:p text:style-name="P4">int main(int argc, char *argv[]){</text:p>
      <text:p text:style-name="P4"><text:tab/>int serverPORT;</text:p>
      <text:p text:style-name="P4"><text:tab/>int sockfd, listenfd, clientfd;</text:p>
      <text:p text:style-name="P4"><text:tab/>char message[MAXLINE];</text:p>
      <text:p text:style-name="P4"><text:tab/>struct sockaddr_in serverAddress, clientAddress;</text:p>
      <text:p text:style-name="P4"><text:tab/>char *clientIP[backlog], *username[backlog];</text:p>
      <text:p text:style-name="P4"><text:tab/>int maxfd, maxClient, numReady, i, j;</text:p>
      <text:p text:style-name="P4"><text:tab/>socklen_t clientlen; </text:p>
      <text:p text:style-name="P4"><text:tab/>int client[backlog], clientPort[backlog], ban[backlog];//save all client's sockfd, and port number</text:p>
      <text:p text:style-name="P4"><text:tab/>fd_set allset, rset; //for select</text:p>
      <text:p text:style-name="P4"><text:tab/>char sendbuffer[MAXLINE], receivebuffer[MAXLINE], receiver[MAXLINE];</text:p>
      <text:p text:style-name="P4"><text:tab/>char command[MAXLINE], text[MAXLINE];</text:p>
      <text:p text:style-name="P4"><text:tab/>char oldname[MAXLINE];</text:p>
      <text:p text:style-name="P4"><text:tab/>ssize_t len;</text:p>
      <text:p text:style-name="P4"/>
      <text:p text:style-name="P4"><text:tab/>serverPORT = atoi(argv[1]);</text:p>
      <text:p text:style-name="P4"/>
      <text:p text:style-name="P4"><text:tab/>if((listenfd = socket(AF_INET, SOCK_STREAM, 0)) &lt; 0){</text:p>
      <text:p text:style-name="P4"><text:tab/><text:tab/>printf("socket erroe\n");</text:p>
      <text:p text:style-name="P4"><text:tab/><text:tab/>exit(1);</text:p>
      <text:p text:style-name="P4"><text:tab/>} //listen socket</text:p>
      <text:p text:style-name="P4"><text:tab/>bzero(&amp;serverAddress, sizeof(serverAddress));</text:p>
      <text:p text:style-name="P4"><text:tab/>serverAddress.sin_family = AF_INET;</text:p>
      <text:p text:style-name="P4"><text:tab/>serverAddress.sin_port = htons(serverPORT); // port is unsigned short int, set server is on port 8080</text:p>
      <text:p text:style-name="P4"><text:tab/>serverAddress.sin_addr.s_addr = htonl(INADDR_ANY);</text:p>
      <text:p text:style-name="P4"><text:tab/>//every ip to this server, s_addr is 32 bytes =&gt; long</text:p>
      <text:p text:style-name="P4"/>
      <text:p text:style-name="P4"><text:tab/>if(bind(listenfd, (struct sockaddr *)&amp;serverAddress, sizeof(serverAddress)) &lt; 0){</text:p>
      <text:p text:style-name="P4"><text:tab/><text:tab/>printf("bind failed\n");</text:p>
      <text:p text:style-name="P4"><text:tab/><text:tab/>exit(1);</text:p>
      <text:p text:style-name="P4"><text:tab/>} </text:p>
      <text:p text:style-name="P4"><text:tab/>// bind server infomation to listen socket</text:p>
      <text:p text:style-name="P4"/>
      <text:p text:style-name="P4"><text:tab/>listen(listenfd, backlog); //let listen be the socket to wait for connect, and up to backlog</text:p>
      <text:p text:style-name="P4"><text:tab/></text:p>
      <text:p text:style-name="P4"><text:tab/>maxfd = listenfd; // current max fd is listen</text:p>
      <text:p text:style-name="P4"><text:soft-page-break/><text:tab/>maxClient = -1; // no client is recorded</text:p>
      <text:p text:style-name="P4"><text:tab/>for(int i=0; i&lt;backlog; i++){</text:p>
      <text:p text:style-name="P4"><text:tab/><text:tab/>client[i] = -1;</text:p>
      <text:p text:style-name="P4"><text:tab/><text:tab/>ban[i] = 0;</text:p>
      <text:p text:style-name="P4"><text:tab/>} // no client</text:p>
      <text:p text:style-name="P4"><text:tab/>FD_ZERO(&amp;allset); //clear allset</text:p>
      <text:p text:style-name="P4"><text:tab/>FD_SET(listenfd, &amp;allset); // put listen socket in allset</text:p>
      <text:p text:style-name="P4"/>
      <text:p text:style-name="P4"><text:tab/>for(;;){ //server run forever</text:p>
      <text:p text:style-name="P4"><text:tab/><text:tab/>rset = allset; // avoid change allset </text:p>
      <text:p text:style-name="P4"><text:tab/><text:tab/>numReady = select(maxfd + 1, &amp;rset, NULL, NULL, NULL);</text:p>
      <text:p text:style-name="P4"/>
      <text:p text:style-name="P4"><text:tab/><text:tab/>if(FD_ISSET(listenfd, &amp;rset)){ //listen socket is readable = have client</text:p>
      <text:p text:style-name="P4"><text:tab/><text:tab/><text:tab/>clientlen = sizeof(clientAddress);</text:p>
      <text:p text:style-name="P4"><text:tab/><text:tab/><text:tab/>clientfd = accept(listenfd, (struct sockaddr *)&amp;clientAddress, &amp;clientlen); </text:p>
      <text:p text:style-name="P4"><text:tab/><text:tab/><text:tab/>// accept a new client and give it a new socket</text:p>
      <text:p text:style-name="P4"/>
      <text:p text:style-name="P4"><text:tab/><text:tab/><text:tab/>for(i=0; i&lt;backlog; i++){</text:p>
      <text:p text:style-name="P4"><text:tab/><text:tab/><text:tab/><text:tab/>if(client[i] &lt; 0){</text:p>
      <text:p text:style-name="P4"><text:tab/><text:tab/><text:tab/><text:tab/><text:tab/>client[i] = clientfd;</text:p>
      <text:p text:style-name="P4"><text:tab/><text:tab/><text:tab/><text:tab/><text:tab/>break;</text:p>
      <text:p text:style-name="P4"><text:tab/><text:tab/><text:tab/><text:tab/>}</text:p>
      <text:p text:style-name="P4"><text:tab/><text:tab/><text:tab/>} // record i is what fd</text:p>
      <text:p text:style-name="P4"><text:tab/><text:tab/><text:tab/>if(i == backlog){</text:p>
      <text:p text:style-name="P4"><text:tab/><text:tab/><text:tab/><text:tab/>printf("To many client\n");</text:p>
      <text:p text:style-name="P4"><text:tab/><text:tab/><text:tab/><text:tab/>exit(1);</text:p>
      <text:p text:style-name="P4"><text:tab/><text:tab/><text:tab/>}</text:p>
      <text:p text:style-name="P4"><text:tab/><text:tab/><text:tab/>//printf("client is fd %d\n", i);</text:p>
      <text:p text:style-name="P4"/>
      <text:p text:style-name="P4"><text:tab/><text:tab/><text:tab/>clientIP[i] = malloc(INET_ADDRSTRLEN);</text:p>
      <text:p text:style-name="P4"><text:tab/><text:tab/><text:tab/>inet_ntop(AF_INET, &amp;clientAddress.sin_addr, clientIP[i], INET_ADDRSTRLEN);</text:p>
      <text:p text:style-name="P4"><text:tab/><text:tab/><text:tab/>clientPort[i] = ntohs(clientAddress.sin_port);</text:p>
      <text:p text:style-name="P4"><text:tab/><text:tab/><text:tab/>username[i] = malloc(MAXLINE * sizeof(char));</text:p>
      <text:p text:style-name="P4"><text:tab/><text:tab/><text:tab/>strcpy(username[i], "anonymous"); //client information finished</text:p>
      <text:p text:style-name="P4"><text:tab/><text:tab/><text:tab/></text:p>
      <text:p text:style-name="P4"><text:tab/><text:tab/><text:tab/>FD_SET(clientfd, &amp;allset);</text:p>
      <text:p text:style-name="P4"><text:tab/><text:tab/><text:tab/>if(clientfd &gt; maxfd) maxfd = clientfd;</text:p>
      <text:p text:style-name="P4"><text:tab/><text:tab/><text:tab/>if(i &gt; maxClient) maxClient = i;</text:p>
      <text:p text:style-name="P4"/>
      <text:p text:style-name="P4"><text:tab/><text:tab/><text:tab/>for(j=0; j &lt;= maxClient; j++){</text:p>
      <text:p text:style-name="P4"><text:tab/><text:tab/><text:tab/><text:tab/>if(clientfd == client[j]){</text:p>
      <text:p text:style-name="P4"><text:tab/><text:tab/><text:tab/><text:tab/><text:tab/>sprintf(message, "[Server] Hello, anonymous! From: %s:%d\n", clientIP[j], clientPort[j]);</text:p>
      <text:p text:style-name="P4"><text:tab/><text:tab/><text:tab/><text:tab/><text:tab/>write(client[j], message, sizeof(message));</text:p>
      <text:p text:style-name="P4"><text:tab/><text:tab/><text:tab/><text:tab/>}else if(client[j] &gt;= 0){</text:p>
      <text:p text:style-name="P4"><text:tab/><text:tab/><text:tab/><text:tab/><text:tab/>strcpy(message, "[Server] Someone is coming!\n");</text:p>
      <text:p text:style-name="P4"><text:tab/><text:tab/><text:tab/><text:tab/><text:tab/>write(client[j], message, sizeof(message));</text:p>
      <text:p text:style-name="P4"><text:tab/><text:tab/><text:tab/><text:tab/>}</text:p>
      <text:p text:style-name="P4"><text:tab/><text:tab/><text:tab/>}</text:p>
      <text:p text:style-name="P4"><text:tab/><text:tab/><text:tab/></text:p>
      <text:p text:style-name="P4"><text:tab/><text:tab/><text:tab/>numReady--;</text:p>
      <text:p text:style-name="P4"><text:tab/><text:tab/><text:tab/>if(numReady &lt;= 0) continue;</text:p>
      <text:p text:style-name="P4"><text:tab/><text:tab/>} //connect handle finish</text:p>
      <text:p text:style-name="P4"/>
      <text:p text:style-name="P4"><text:tab/><text:tab/>for(i=0; i &lt;= maxClient; i++){</text:p>
      <text:p text:style-name="P4"><text:tab/><text:tab/><text:tab/>sockfd = client[i];</text:p>
      <text:p text:style-name="P4"><text:tab/><text:tab/><text:tab/>if(client[i] &lt; 0)continue;</text:p>
      <text:p text:style-name="P4"/>
      <text:p text:style-name="P4"><text:tab/><text:tab/><text:tab/>if(FD_ISSET(sockfd, &amp;rset)){ //someone is readable</text:p>
      <text:p text:style-name="P4"><text:tab/><text:tab/><text:tab/><text:tab/>ssize_t n, templen;</text:p>
      <text:p text:style-name="P4"><text:tab/><text:tab/><text:tab/><text:tab/>char templetter;</text:p>
      <text:p text:style-name="P4"><text:tab/><text:tab/><text:tab/><text:tab/>char *tempbuffer;</text:p>
      <text:p text:style-name="P4"><text:tab/><text:tab/><text:tab/><text:tab/>tempbuffer = receivebuffer;</text:p>
      <text:p text:style-name="P4"><text:tab/><text:tab/><text:tab/><text:tab/>for(n=1; n&lt;MAXLINE; n++){</text:p>
      <text:p text:style-name="P4"><text:tab/><text:tab/><text:tab/><text:tab/><text:tab/>if((templen = read(sockfd, &amp;templetter, 1)) == 1){</text:p>
      <text:p text:style-name="P4"><text:tab/><text:tab/><text:tab/><text:tab/><text:tab/><text:tab/>*tempbuffer++ = templetter;</text:p>
      <text:p text:style-name="P4"><text:tab/><text:tab/><text:tab/><text:tab/><text:tab/><text:tab/>if(templetter == '\n') break;</text:p>
      <text:p text:style-name="P4"><text:tab/><text:tab/><text:tab/><text:tab/><text:tab/>}else if(templen == 0){</text:p>
      <text:p text:style-name="P4"><text:tab/><text:tab/><text:tab/><text:tab/><text:tab/><text:tab/>*tempbuffer = '\0';</text:p>
      <text:p text:style-name="P4"><text:tab/><text:tab/><text:tab/><text:tab/><text:tab/><text:tab/>n--;</text:p>
      <text:p text:style-name="P4"><text:soft-page-break/><text:tab/><text:tab/><text:tab/><text:tab/><text:tab/><text:tab/>break;</text:p>
      <text:p text:style-name="P4"><text:tab/><text:tab/><text:tab/><text:tab/><text:tab/>}</text:p>
      <text:p text:style-name="P4"><text:tab/><text:tab/><text:tab/><text:tab/>}</text:p>
      <text:p text:style-name="P4"><text:tab/><text:tab/><text:tab/><text:tab/>*tempbuffer = '\0';</text:p>
      <text:p text:style-name="P4"><text:tab/><text:tab/><text:tab/><text:tab/>len = n;</text:p>
      <text:p text:style-name="P4"><text:tab/><text:tab/><text:tab/><text:tab/>printf("receive length %zd\n", len);</text:p>
      <text:p text:style-name="P4"/>
      <text:p text:style-name="P4"><text:tab/><text:tab/><text:tab/><text:tab/>if(len == 0){ //client closed</text:p>
      <text:p text:style-name="P4"><text:tab/><text:tab/><text:tab/><text:tab/><text:tab/>printf("client port %d leave\n", clientPort[i]);</text:p>
      <text:p text:style-name="P4"/>
      <text:p text:style-name="P4"><text:tab/><text:tab/><text:tab/><text:tab/><text:tab/>for(j = 0; j &lt;= maxClient; j++){</text:p>
      <text:p text:style-name="P4"><text:tab/><text:tab/><text:tab/><text:tab/><text:tab/><text:tab/>if(client[j] == sockfd){</text:p>
      <text:p text:style-name="P4"><text:tab/><text:tab/><text:tab/><text:tab/><text:tab/><text:tab/><text:tab/>continue;</text:p>
      <text:p text:style-name="P4"><text:tab/><text:tab/><text:tab/><text:tab/><text:tab/><text:tab/>}else if(client[j] &gt;= 0){</text:p>
      <text:p text:style-name="P4"><text:tab/><text:tab/><text:tab/><text:tab/><text:tab/><text:tab/><text:tab/>sprintf(message, "[Server] %s is offline.\n", username[i]);</text:p>
      <text:p text:style-name="P4"><text:tab/><text:tab/><text:tab/><text:tab/><text:tab/><text:tab/><text:tab/>write(client[j], message, sizeof(message));</text:p>
      <text:p text:style-name="P4"><text:tab/><text:tab/><text:tab/><text:tab/><text:tab/><text:tab/>}</text:p>
      <text:p text:style-name="P4"><text:tab/><text:tab/><text:tab/><text:tab/><text:tab/>}</text:p>
      <text:p text:style-name="P4"/>
      <text:p text:style-name="P4"><text:tab/><text:tab/><text:tab/><text:tab/><text:tab/>close(sockfd);</text:p>
      <text:p text:style-name="P4"><text:tab/><text:tab/><text:tab/><text:tab/><text:tab/>FD_CLR(sockfd, &amp;allset);</text:p>
      <text:p text:style-name="P4"><text:tab/><text:tab/><text:tab/><text:tab/><text:tab/>client[i] = -1;</text:p>
      <text:p text:style-name="P4"><text:tab/><text:tab/><text:tab/><text:tab/><text:tab/>free(clientIP[i]);</text:p>
      <text:p text:style-name="P4"><text:tab/><text:tab/><text:tab/><text:tab/><text:tab/>free(username[i]);</text:p>
      <text:p text:style-name="P4"/>
      <text:p text:style-name="P4"><text:tab/><text:tab/><text:tab/><text:tab/>}else{</text:p>
      <text:p text:style-name="P4"><text:tab/><text:tab/><text:tab/><text:tab/><text:tab/>if(ban[i] == 1){</text:p>
      <text:p text:style-name="P4"><text:tab/><text:tab/><text:tab/><text:tab/><text:tab/><text:tab/>sprintf(message, "you can not send message\n");</text:p>
      <text:p text:style-name="P4"><text:tab/><text:tab/><text:tab/><text:tab/><text:tab/><text:tab/>write(client[i], message, sizeof(message));</text:p>
      <text:p text:style-name="P4"><text:tab/><text:tab/><text:tab/><text:tab/><text:tab/><text:tab/>continue;</text:p>
      <text:p text:style-name="P4"><text:tab/><text:tab/><text:tab/><text:tab/><text:tab/>}</text:p>
      <text:p text:style-name="P4"><text:tab/><text:tab/><text:tab/><text:tab/><text:tab/>printf("line: %s\n", receivebuffer);</text:p>
      <text:p text:style-name="P4"><text:tab/><text:tab/><text:tab/><text:tab/><text:tab/>strcpy(command, strtok(receivebuffer, " "));</text:p>
      <text:p text:style-name="P4"><text:tab/><text:tab/><text:tab/><text:tab/><text:tab/>if(command[strlen(command) - 1] == '\n') command[strlen(command) - 1] = '\0';</text:p>
      <text:p text:style-name="P4"><text:tab/><text:tab/><text:tab/><text:tab/><text:tab/>strcpy(text, receivebuffer + strlen(command) +1 );</text:p>
      <text:p text:style-name="P4"><text:tab/><text:tab/><text:tab/><text:tab/><text:tab/>if(text[strlen(text) - 1] == '\n') text[strlen(text) - 1] = '\0';</text:p>
      <text:p text:style-name="P4"/>
      <text:p text:style-name="P4"><text:tab/><text:tab/><text:tab/><text:tab/><text:tab/>if(strcmp(command, "who") == 0){</text:p>
      <text:p text:style-name="P4"><text:tab/><text:tab/><text:tab/><text:tab/><text:tab/><text:tab/>printf("someone input who\n");</text:p>
      <text:p text:style-name="P4"><text:tab/><text:tab/><text:tab/><text:tab/><text:tab/><text:tab/>for(j=0; j &lt;= maxClient; j++){</text:p>
      <text:p text:style-name="P4"><text:tab/><text:tab/><text:tab/><text:tab/><text:tab/><text:tab/><text:tab/>if(client[j] == sockfd){</text:p>
      <text:p text:style-name="P4"><text:tab/><text:tab/><text:tab/><text:tab/><text:tab/><text:tab/><text:tab/><text:tab/>sprintf(message, "[Server] %s %s:%d -&gt;me\n", username[j], clientIP[j], clientPort[j]);</text:p>
      <text:p text:style-name="P4"><text:tab/><text:tab/><text:tab/><text:tab/><text:tab/><text:tab/><text:tab/><text:tab/>write(client[i], message, sizeof(message));</text:p>
      <text:p text:style-name="P4"><text:tab/><text:tab/><text:tab/><text:tab/><text:tab/><text:tab/><text:tab/>}else if(client[j] &gt;= 0){</text:p>
      <text:p text:style-name="P4"><text:tab/><text:tab/><text:tab/><text:tab/><text:tab/><text:tab/><text:tab/><text:tab/>sprintf(message, "[Server] %s %s:%d\n", username[j], clientIP[j], clientPort[j]);</text:p>
      <text:p text:style-name="P4"><text:tab/><text:tab/><text:tab/><text:tab/><text:tab/><text:tab/><text:tab/><text:tab/>write(client[i], message, sizeof(message));</text:p>
      <text:p text:style-name="P4"><text:tab/><text:tab/><text:tab/><text:tab/><text:tab/><text:tab/><text:tab/>}</text:p>
      <text:p text:style-name="P4"><text:tab/><text:tab/><text:tab/><text:tab/><text:tab/><text:tab/>}</text:p>
      <text:p text:style-name="P4"><text:tab/><text:tab/><text:tab/><text:tab/><text:tab/>}else if(strcmp(command, "name") == 0){</text:p>
      <text:p text:style-name="P4"><text:tab/><text:tab/><text:tab/><text:tab/><text:tab/><text:tab/>printf("someone input name\n");</text:p>
      <text:p text:style-name="P4"><text:tab/><text:tab/><text:tab/><text:tab/><text:tab/><text:tab/>if(strcmp(text, "anonymous") == 0){</text:p>
      <text:p text:style-name="P4"><text:tab/><text:tab/><text:tab/><text:tab/><text:tab/><text:tab/><text:tab/>strcpy(message, "[Server] ERROR: Username cannot be anonymous.\n");</text:p>
      <text:p text:style-name="P4"><text:tab/><text:tab/><text:tab/><text:tab/><text:tab/><text:tab/><text:tab/>write(client[i], message, sizeof(message));</text:p>
      <text:p text:style-name="P4"><text:tab/><text:tab/><text:tab/><text:tab/><text:tab/><text:tab/><text:tab/>continue;</text:p>
      <text:p text:style-name="P4"><text:tab/><text:tab/><text:tab/><text:tab/><text:tab/><text:tab/>} // no anonymous</text:p>
      <text:p text:style-name="P4"><text:tab/><text:tab/><text:tab/><text:tab/><text:tab/><text:tab/>for(j=0; j &lt;= maxClient; j++){</text:p>
      <text:p text:style-name="P4"><text:tab/><text:tab/><text:tab/><text:tab/><text:tab/><text:tab/><text:tab/>if(strcmp(text, username[j]) == 0 &amp;&amp; client[j] != sockfd){</text:p>
      <text:p text:style-name="P4"><text:tab/><text:tab/><text:tab/><text:tab/><text:tab/><text:tab/><text:tab/><text:tab/>sprintf(message, "[Server] ERROR: %s has been used by others.\n", text);</text:p>
      <text:p text:style-name="P4"><text:tab/><text:tab/><text:tab/><text:tab/><text:tab/><text:tab/><text:tab/><text:tab/>write(client[i], message, sizeof(message));</text:p>
      <text:p text:style-name="P4"><text:tab/><text:tab/><text:tab/><text:tab/><text:tab/><text:tab/><text:tab/><text:tab/>break;</text:p>
      <text:p text:style-name="P4"><text:tab/><text:tab/><text:tab/><text:tab/><text:tab/><text:tab/><text:tab/>}</text:p>
      <text:p text:style-name="P4"><text:tab/><text:tab/><text:tab/><text:tab/><text:tab/><text:tab/>}</text:p>
      <text:p text:style-name="P4"><text:tab/><text:tab/><text:tab/><text:tab/><text:tab/><text:tab/>if(j &lt;= maxClient) continue; // no the same</text:p>
      <text:p text:style-name="P4"/>
      <text:p text:style-name="P4"><text:tab/><text:tab/><text:tab/><text:tab/><text:tab/><text:tab/>int allenglish = 1;</text:p>
      <text:p text:style-name="P4"><text:tab/><text:tab/><text:tab/><text:tab/><text:tab/><text:tab/>for(j=0; j &lt; strlen(text); j++){</text:p>
      <text:p text:style-name="P4"><text:soft-page-break/><text:tab/><text:tab/><text:tab/><text:tab/><text:tab/><text:tab/><text:tab/>if(text[j] &lt; 'A' || text[j] &gt; 'z'){</text:p>
      <text:p text:style-name="P4"><text:tab/><text:tab/><text:tab/><text:tab/><text:tab/><text:tab/><text:tab/><text:tab/>allenglish = 0;</text:p>
      <text:p text:style-name="P4"><text:tab/><text:tab/><text:tab/><text:tab/><text:tab/><text:tab/><text:tab/><text:tab/>break;</text:p>
      <text:p text:style-name="P4"><text:tab/><text:tab/><text:tab/><text:tab/><text:tab/><text:tab/><text:tab/>}</text:p>
      <text:p text:style-name="P4"><text:tab/><text:tab/><text:tab/><text:tab/><text:tab/><text:tab/>}</text:p>
      <text:p text:style-name="P4"><text:tab/><text:tab/><text:tab/><text:tab/><text:tab/><text:tab/>if(strlen(text) &lt; 2 || strlen(text) &gt; 12 || allenglish == 0){</text:p>
      <text:p text:style-name="P4"><text:tab/><text:tab/><text:tab/><text:tab/><text:tab/><text:tab/><text:tab/>strcpy(message, "[Server] ERROR: Username can only consists of 2~12 English letters.\n");</text:p>
      <text:p text:style-name="P4"><text:tab/><text:tab/><text:tab/><text:tab/><text:tab/><text:tab/><text:tab/>write(client[i], message, sizeof(message));</text:p>
      <text:p text:style-name="P4"><text:tab/><text:tab/><text:tab/><text:tab/><text:tab/><text:tab/><text:tab/>continue;</text:p>
      <text:p text:style-name="P4"><text:tab/><text:tab/><text:tab/><text:tab/><text:tab/><text:tab/>}</text:p>
      <text:p text:style-name="P4"/>
      <text:p text:style-name="P4"><text:tab/><text:tab/><text:tab/><text:tab/><text:tab/><text:tab/>strcpy(oldname, username[i]);</text:p>
      <text:p text:style-name="P4"><text:tab/><text:tab/><text:tab/><text:tab/><text:tab/><text:tab/>strcpy(username[i], text); //update username</text:p>
      <text:p text:style-name="P4"/>
      <text:p text:style-name="P4"><text:tab/><text:tab/><text:tab/><text:tab/><text:tab/><text:tab/>for(j=0; j &lt;= maxClient; j++){</text:p>
      <text:p text:style-name="P4"><text:tab/><text:tab/><text:tab/><text:tab/><text:tab/><text:tab/><text:tab/>if(client[j] == sockfd){</text:p>
      <text:p text:style-name="P4"><text:tab/><text:tab/><text:tab/><text:tab/><text:tab/><text:tab/><text:tab/><text:tab/>sprintf(message, "[Server] You're now known as %s.\n", text);</text:p>
      <text:p text:style-name="P4"><text:tab/><text:tab/><text:tab/><text:tab/><text:tab/><text:tab/><text:tab/><text:tab/>write(client[i], message, sizeof(message));</text:p>
      <text:p text:style-name="P4"><text:tab/><text:tab/><text:tab/><text:tab/><text:tab/><text:tab/><text:tab/>}else if(client[j] &gt;= 0 &amp;&amp; ban[j] == 0){</text:p>
      <text:p text:style-name="P4"><text:tab/><text:tab/><text:tab/><text:tab/><text:tab/><text:tab/><text:tab/><text:tab/>sprintf(message, "[Server] %s is now known as %s.\n", oldname, text);</text:p>
      <text:p text:style-name="P4"><text:tab/><text:tab/><text:tab/><text:tab/><text:tab/><text:tab/><text:tab/><text:tab/>write(client[j], message, sizeof(message));</text:p>
      <text:p text:style-name="P4"><text:tab/><text:tab/><text:tab/><text:tab/><text:tab/><text:tab/><text:tab/>}</text:p>
      <text:p text:style-name="P4"><text:tab/><text:tab/><text:tab/><text:tab/><text:tab/><text:tab/>}</text:p>
      <text:p text:style-name="P4"><text:tab/><text:tab/><text:tab/><text:tab/><text:tab/>}else if(strcmp(command, "tell") == 0){</text:p>
      <text:p text:style-name="P4"><text:tab/><text:tab/><text:tab/><text:tab/><text:tab/><text:tab/>printf("someone input tell\n");</text:p>
      <text:p text:style-name="P4"><text:tab/><text:tab/><text:tab/><text:tab/><text:tab/><text:tab/>if(strcmp(username[i], "anonymous") == 0){</text:p>
      <text:p text:style-name="P4"><text:tab/><text:tab/><text:tab/><text:tab/><text:tab/><text:tab/><text:tab/>strcpy(message, "[Server] ERROR: You are anonymous.\n");</text:p>
      <text:p text:style-name="P4"><text:tab/><text:tab/><text:tab/><text:tab/><text:tab/><text:tab/><text:tab/>write(client[i], message, sizeof(message));</text:p>
      <text:p text:style-name="P4"><text:tab/><text:tab/><text:tab/><text:tab/><text:tab/><text:tab/><text:tab/>continue;</text:p>
      <text:p text:style-name="P4"><text:tab/><text:tab/><text:tab/><text:tab/><text:tab/><text:tab/>}</text:p>
      <text:p text:style-name="P4"/>
      <text:p text:style-name="P4"><text:tab/><text:tab/><text:tab/><text:tab/><text:tab/><text:tab/>strcpy(receiver, strtok(text, " "));</text:p>
      <text:p text:style-name="P4"><text:tab/><text:tab/><text:tab/><text:tab/><text:tab/><text:tab/>if(receiver[strlen(receiver) - 1] == '\n')receiver[strlen(receiver) - 1] = '\0'; // the user want to send</text:p>
      <text:p text:style-name="P4"/>
      <text:p text:style-name="P4"><text:tab/><text:tab/><text:tab/><text:tab/><text:tab/><text:tab/>strcpy(sendbuffer, text + strlen(receiver) + 1);</text:p>
      <text:p text:style-name="P4"><text:tab/><text:tab/><text:tab/><text:tab/><text:tab/><text:tab/>if(sendbuffer[strlen(sendbuffer) - 1] == '\n')sendbuffer[strlen(sendbuffer) - 1] = '\0'; // the message want to send</text:p>
      <text:p text:style-name="P4"/>
      <text:p text:style-name="P4"><text:tab/><text:tab/><text:tab/><text:tab/><text:tab/><text:tab/>if(strcmp(receiver, "anonymous") == 0){</text:p>
      <text:p text:style-name="P4"><text:tab/><text:tab/><text:tab/><text:tab/><text:tab/><text:tab/><text:tab/>strcpy(message, "[Server] ERROR: The client to which you sent is anonymous.\n");</text:p>
      <text:p text:style-name="P4"><text:tab/><text:tab/><text:tab/><text:tab/><text:tab/><text:tab/><text:tab/>write(client[i], message, sizeof(message));</text:p>
      <text:p text:style-name="P4"><text:tab/><text:tab/><text:tab/><text:tab/><text:tab/><text:tab/><text:tab/>continue;</text:p>
      <text:p text:style-name="P4"><text:tab/><text:tab/><text:tab/><text:tab/><text:tab/><text:tab/>}</text:p>
      <text:p text:style-name="P4"/>
      <text:p text:style-name="P4"><text:tab/><text:tab/><text:tab/><text:tab/><text:tab/><text:tab/>for(j=0; j &lt;= maxClient; j++){</text:p>
      <text:p text:style-name="P4"><text:tab/><text:tab/><text:tab/><text:tab/><text:tab/><text:tab/><text:tab/>if(strcmp(receiver, username[j]) == 0){</text:p>
      <text:p text:style-name="P4"><text:tab/><text:tab/><text:tab/><text:tab/><text:tab/><text:tab/><text:tab/><text:tab/>break;</text:p>
      <text:p text:style-name="P4"><text:tab/><text:tab/><text:tab/><text:tab/><text:tab/><text:tab/><text:tab/>}</text:p>
      <text:p text:style-name="P4"><text:tab/><text:tab/><text:tab/><text:tab/><text:tab/><text:tab/>} // user[j] is receiver</text:p>
      <text:p text:style-name="P4"/>
      <text:p text:style-name="P4"><text:tab/><text:tab/><text:tab/><text:tab/><text:tab/><text:tab/>if(j &gt; maxClient){</text:p>
      <text:p text:style-name="P4"><text:tab/><text:tab/><text:tab/><text:tab/><text:tab/><text:tab/><text:tab/>strcpy(message, "[Server] ERROR: The receiver doesn't exist.\n");</text:p>
      <text:p text:style-name="P4"><text:tab/><text:tab/><text:tab/><text:tab/><text:tab/><text:tab/><text:tab/>write(client[i], message, sizeof(message));</text:p>
      <text:p text:style-name="P4"><text:tab/><text:tab/><text:tab/><text:tab/><text:tab/><text:tab/><text:tab/>continue;</text:p>
      <text:p text:style-name="P4"><text:tab/><text:tab/><text:tab/><text:tab/><text:tab/><text:tab/>}else if(ban[j] == 1){</text:p>
      <text:p text:style-name="P4"><text:tab/><text:tab/><text:tab/><text:tab/><text:tab/><text:tab/><text:tab/>sprintf(message, "that user has been banned\n");</text:p>
      <text:p text:style-name="P4"><text:tab/><text:tab/><text:tab/><text:tab/><text:tab/><text:tab/><text:tab/>write(client[i],message, sizeof(message));</text:p>
      <text:p text:style-name="P4"><text:tab/><text:tab/><text:tab/><text:tab/><text:tab/><text:tab/><text:tab/>continue;</text:p>
      <text:p text:style-name="P4"><text:tab/><text:tab/><text:tab/><text:tab/><text:tab/><text:tab/>}else{</text:p>
      <text:p text:style-name="P4"><text:tab/><text:tab/><text:tab/><text:tab/><text:tab/><text:tab/><text:tab/>strcpy(message, "[Server] SUCCESS: Your message has been sent.\n");</text:p>
      <text:p text:style-name="P4"><text:tab/><text:tab/><text:tab/><text:tab/><text:tab/><text:tab/><text:tab/>write(client[i], message, sizeof(message));</text:p>
      <text:p text:style-name="P4"><text:tab/><text:tab/><text:tab/><text:tab/><text:tab/><text:tab/><text:tab/>sprintf(message, "[Server] %s tell you %s\n", username[i], sendbuffer);</text:p>
      <text:p text:style-name="P4"><text:soft-page-break/><text:tab/><text:tab/><text:tab/><text:tab/><text:tab/><text:tab/><text:tab/>write(client[j], message, sizeof(message));</text:p>
      <text:p text:style-name="P4"><text:tab/><text:tab/><text:tab/><text:tab/><text:tab/><text:tab/><text:tab/>continue;</text:p>
      <text:p text:style-name="P4"><text:tab/><text:tab/><text:tab/><text:tab/><text:tab/><text:tab/>}</text:p>
      <text:p text:style-name="P4"><text:tab/><text:tab/><text:tab/><text:tab/><text:tab/>}else if(strcmp(command, "yell") == 0){</text:p>
      <text:p text:style-name="P4"><text:tab/><text:tab/><text:tab/><text:tab/><text:tab/><text:tab/>printf("someone input yell\n");</text:p>
      <text:p text:style-name="P4"><text:tab/><text:tab/><text:tab/><text:tab/><text:tab/><text:tab/>for(j=0; j &lt;= maxClient; j++){</text:p>
      <text:p text:style-name="P4"><text:tab/><text:tab/><text:tab/><text:tab/><text:tab/><text:tab/><text:tab/>if(client[j] &gt;= 0 &amp;&amp; ban[j] == 0){</text:p>
      <text:p text:style-name="P4"><text:tab/><text:tab/><text:tab/><text:tab/><text:tab/><text:tab/><text:tab/><text:tab/>sprintf(message, "[Server] %s yell %s\n", username[i], text);</text:p>
      <text:p text:style-name="P4"><text:tab/><text:tab/><text:tab/><text:tab/><text:tab/><text:tab/><text:tab/><text:tab/>write(client[j], message, sizeof(message));</text:p>
      <text:p text:style-name="P4"><text:tab/><text:tab/><text:tab/><text:tab/><text:tab/><text:tab/><text:tab/>}</text:p>
      <text:p text:style-name="P4"><text:tab/><text:tab/><text:tab/><text:tab/><text:tab/><text:tab/>}</text:p>
      <text:p text:style-name="P4"><text:tab/><text:tab/><text:tab/><text:tab/><text:tab/>}else if(strcmp(command, "ban") == 0){</text:p>
      <text:p text:style-name="P4"><text:tab/><text:tab/><text:tab/><text:tab/><text:tab/><text:tab/>printf("bannnnn\n");</text:p>
      <text:p text:style-name="P4"><text:tab/><text:tab/><text:tab/><text:tab/><text:tab/><text:tab/>for(j=0; j&lt;= maxClient; j++){</text:p>
      <text:p text:style-name="P4"><text:tab/><text:tab/><text:tab/><text:tab/><text:tab/><text:tab/><text:tab/>printf("%s\n", username[j]);</text:p>
      <text:p text:style-name="P4"><text:tab/><text:tab/><text:tab/><text:tab/><text:tab/><text:tab/><text:tab/>if(strcmp(text, username[j]) == 0){</text:p>
      <text:p text:style-name="P4"><text:tab/><text:tab/><text:tab/><text:tab/><text:tab/><text:tab/><text:tab/><text:tab/>printf("find\n");</text:p>
      <text:p text:style-name="P4"><text:tab/><text:tab/><text:tab/><text:tab/><text:tab/><text:tab/><text:tab/><text:tab/>ban[j] = 1;</text:p>
      <text:p text:style-name="P4"><text:tab/><text:tab/><text:tab/><text:tab/><text:tab/><text:tab/><text:tab/><text:tab/>sprintf(message, "you have ban %s\n", username[j]);</text:p>
      <text:p text:style-name="P4"><text:tab/><text:tab/><text:tab/><text:tab/><text:tab/><text:tab/><text:tab/><text:tab/>write(client[i], message, sizeof(message));</text:p>
      <text:p text:style-name="P4"><text:tab/><text:tab/><text:tab/><text:tab/><text:tab/><text:tab/><text:tab/><text:tab/>break;</text:p>
      <text:p text:style-name="P4"><text:tab/><text:tab/><text:tab/><text:tab/><text:tab/><text:tab/><text:tab/>}</text:p>
      <text:p text:style-name="P4"><text:tab/><text:tab/><text:tab/><text:tab/><text:tab/><text:tab/>}</text:p>
      <text:p text:style-name="P4"><text:tab/><text:tab/><text:tab/><text:tab/><text:tab/><text:tab/>if(j &gt; maxClient){</text:p>
      <text:p text:style-name="P4"><text:tab/><text:tab/><text:tab/><text:tab/><text:tab/><text:tab/><text:tab/>sprintf(message, "wrong user\n");</text:p>
      <text:p text:style-name="P4"><text:tab/><text:tab/><text:tab/><text:tab/><text:tab/><text:tab/><text:tab/>write(client[i], message, sizeof(message));</text:p>
      <text:p text:style-name="P4"><text:tab/><text:tab/><text:tab/><text:tab/><text:tab/><text:tab/>}</text:p>
      <text:p text:style-name="P4"><text:tab/><text:tab/><text:tab/><text:tab/><text:tab/>}else{</text:p>
      <text:p text:style-name="P4"><text:tab/><text:tab/><text:tab/><text:tab/><text:tab/><text:tab/>strcpy(message, "[Server] ERROR: Error command.\n");</text:p>
      <text:p text:style-name="P4"><text:tab/><text:tab/><text:tab/><text:tab/><text:tab/><text:tab/>write(client[i], message, sizeof(message));</text:p>
      <text:p text:style-name="P4"><text:tab/><text:tab/><text:tab/><text:tab/><text:tab/>}<text:tab/></text:p>
      <text:p text:style-name="P4"><text:tab/><text:tab/><text:tab/><text:tab/>}</text:p>
      <text:p text:style-name="P4"/>
      <text:p text:style-name="P4"><text:tab/><text:tab/><text:tab/><text:tab/>numReady--;</text:p>
      <text:p text:style-name="P4"><text:tab/><text:tab/><text:tab/><text:tab/>if(numReady &lt;= 0)break;</text:p>
      <text:p text:style-name="P4"><text:tab/><text:tab/><text:tab/>}</text:p>
      <text:p text:style-name="P4"><text:tab/><text:tab/>}</text:p>
      <text:p text:style-name="P4"><text:tab/>}</text:p>
      <text:p text:style-name="P4"/>
      <text:p text:style-name="P4"><text:tab/>return 0;</text:p>
      <text:p text:style-name="P4">}</text:p>
      <text:p text:style-name="P4"/>
      <text:p text:style-name="P4"/>
      <text:p text:style-name="P2">&lt; main.cpp&gt; </text:p>
      <text:p text:style-name="P4">#include&lt;bits/stdc++.h&gt;</text:p>
      <text:p text:style-name="P4"/>
      <text:p text:style-name="P4">using namespace std;</text:p>
      <text:p text:style-name="P4"/>
      <text:p text:style-name="P4">void reverse(string &amp;word){</text:p>
      <text:p text:style-name="P4"><text:tab/>string output = "";</text:p>
      <text:p text:style-name="P4"><text:tab/>int len = word.length();</text:p>
      <text:p text:style-name="P4"><text:tab/>for(int i=len-1; i&gt;=0; i--){</text:p>
      <text:p text:style-name="P4"><text:tab/><text:tab/>output = output + word[i];</text:p>
      <text:p text:style-name="P4"><text:tab/>}</text:p>
      <text:p text:style-name="P4"><text:tab/>cout &lt;&lt; output &lt;&lt; endl;</text:p>
      <text:p text:style-name="P4">}</text:p>
      <text:p text:style-name="P4"/>
      <text:p text:style-name="P4">void split(string &amp;word, string &amp;cut){</text:p>
      <text:p text:style-name="P4"><text:tab/>char *words = new char[word.length() + 1];</text:p>
      <text:p text:style-name="P4"><text:tab/>strcpy(words, word.c_str());</text:p>
      <text:p text:style-name="P4"/>
      <text:p text:style-name="P4"><text:tab/>char *cuts = new char[cut.length() + 1];</text:p>
      <text:p text:style-name="P4"><text:tab/>strcpy(cuts, cut.c_str());</text:p>
      <text:p text:style-name="P4"/>
      <text:p text:style-name="P4"><text:tab/>char *pch = strtok(words, cuts);</text:p>
      <text:p text:style-name="P4"><text:tab/>while(pch != NULL){</text:p>
      <text:p text:style-name="P4"><text:tab/><text:tab/>cout &lt;&lt; pch &lt;&lt; " ";</text:p>
      <text:p text:style-name="P4"><text:tab/><text:tab/>pch = strtok(NULL, cuts);</text:p>
      <text:p text:style-name="P4"><text:tab/>}</text:p>
      <text:p text:style-name="P4"><text:soft-page-break/><text:tab/>cout &lt;&lt; endl;</text:p>
      <text:p text:style-name="P4">}</text:p>
      <text:p text:style-name="P4"/>
      <text:p text:style-name="P4">int main(int argc, char *argv[]){</text:p>
      <text:p text:style-name="P4"><text:tab/>ifstream inputFile;</text:p>
      <text:p text:style-name="P4"><text:tab/>inputFile.open(argv[1], ifstream::in);</text:p>
      <text:p text:style-name="P4"><text:tab/>string line;</text:p>
      <text:p text:style-name="P4"><text:tab/>string cut = argv[2];</text:p>
      <text:p text:style-name="P4"><text:tab/>int filelen = strlen(argv[1]);</text:p>
      <text:p text:style-name="P4"/>
      <text:p text:style-name="P4"><text:tab/>cout &lt;&lt; "-------------------Input file "&lt;&lt; argv[1] &lt;&lt; "-----------------" &lt;&lt; endl;</text:p>
      <text:p text:style-name="P4"/>
      <text:p text:style-name="P4"><text:tab/>while(getline(inputFile, line)){</text:p>
      <text:p text:style-name="P4"><text:tab/><text:tab/>string word;</text:p>
      <text:p text:style-name="P4"><text:tab/><text:tab/>string command;</text:p>
      <text:p text:style-name="P4"><text:tab/><text:tab/>istringstream iss(line);</text:p>
      <text:p text:style-name="P4"><text:tab/><text:tab/>iss &gt;&gt; command;</text:p>
      <text:p text:style-name="P4"><text:tab/><text:tab/>istringstream iss2(line);</text:p>
      <text:p text:style-name="P4"><text:tab/><text:tab/>while(iss2 &gt;&gt; word){</text:p>
      <text:p text:style-name="P4"><text:tab/><text:tab/><text:tab/>cout &lt;&lt; word &lt;&lt; " ";</text:p>
      <text:p text:style-name="P4"><text:tab/><text:tab/>}</text:p>
      <text:p text:style-name="P4"><text:tab/><text:tab/>cout &lt;&lt; endl;</text:p>
      <text:p text:style-name="P4"><text:tab/><text:tab/>if(command == "reverse"){</text:p>
      <text:p text:style-name="P4"><text:tab/><text:tab/><text:tab/>reverse(word);</text:p>
      <text:p text:style-name="P4"><text:tab/><text:tab/>}else if(command == "split"){</text:p>
      <text:p text:style-name="P4"><text:tab/><text:tab/><text:tab/>split(word, cut);</text:p>
      <text:p text:style-name="P4"><text:tab/><text:tab/>}</text:p>
      <text:p text:style-name="P4"><text:tab/>}</text:p>
      <text:p text:style-name="P4"/>
      <text:p text:style-name="P4"><text:tab/>cout &lt;&lt; "-------------------End of input file " &lt;&lt; argv[1] &lt;&lt; "----------" &lt;&lt; endl;</text:p>
      <text:p text:style-name="P4"><text:tab/>cout &lt;&lt; "*******************User input******************";</text:p>
      <text:p text:style-name="P4"><text:tab/>for(int i=0; i&lt;filelen; i++){</text:p>
      <text:p text:style-name="P4"><text:tab/><text:tab/>cout &lt;&lt; "*";</text:p>
      <text:p text:style-name="P4"><text:tab/>}</text:p>
      <text:p text:style-name="P4"><text:tab/>cout &lt;&lt; endl;</text:p>
      <text:p text:style-name="P4"/>
      <text:p text:style-name="P4"><text:tab/>string input;</text:p>
      <text:p text:style-name="P4"><text:tab/>while(getline(cin, input)){</text:p>
      <text:p text:style-name="P4"><text:tab/><text:tab/>istringstream iss3(input);</text:p>
      <text:p text:style-name="P4"><text:tab/><text:tab/>string userCommand;</text:p>
      <text:p text:style-name="P4"><text:tab/><text:tab/>string userWord;</text:p>
      <text:p text:style-name="P4"><text:tab/><text:tab/>iss3 &gt;&gt; userCommand;</text:p>
      <text:p text:style-name="P4"><text:tab/><text:tab/>if(userCommand == "exit"){</text:p>
      <text:p text:style-name="P4"><text:tab/><text:tab/><text:tab/>return 0;</text:p>
      <text:p text:style-name="P4"><text:tab/><text:tab/>}else if(userCommand == "reverse"){</text:p>
      <text:p text:style-name="P4"><text:tab/><text:tab/><text:tab/>while(iss3 &gt;&gt; userWord){</text:p>
      <text:p text:style-name="P4"><text:tab/><text:tab/><text:tab/><text:tab/>reverse(userWord);</text:p>
      <text:p text:style-name="P4"><text:tab/><text:tab/><text:tab/>}</text:p>
      <text:p text:style-name="P4"><text:tab/><text:tab/>}else if(userCommand == "split"){</text:p>
      <text:p text:style-name="P4"><text:tab/><text:tab/><text:tab/>while(iss3 &gt;&gt; userWord){</text:p>
      <text:p text:style-name="P4"><text:tab/><text:tab/><text:tab/><text:tab/>split(userWord, cut);</text:p>
      <text:p text:style-name="P4"><text:tab/><text:tab/><text:tab/>}</text:p>
      <text:p text:style-name="P4"><text:tab/><text:tab/>}</text:p>
      <text:p text:style-name="P4"><text:tab/>}</text:p>
      <text:p text:style-name="P4">}</text:p>
      <text:p text:style-name="P4"/>
      <text:p text:style-name="P4"/>
      <text:p text:style-name="P2">&lt; <text:span text:style-name="T1">daytime client .c &gt;</text:span></text:p>
      <text:p text:style-name="P5">#include &lt;stdlib.h&gt;</text:p>
      <text:p text:style-name="P5">#include &lt;stdio.h&gt;</text:p>
      <text:p text:style-name="P5">#include &lt;string.h&gt;</text:p>
      <text:p text:style-name="P5">#include &lt;sys/socket.h&gt;</text:p>
      <text:p text:style-name="P5">#include &lt;netinet/in.h&gt;</text:p>
      <text:p text:style-name="P5">#include &lt;arpa/inet.h&gt;</text:p>
      <text:p text:style-name="P5">#include &lt;unistd.h&gt;</text:p>
      <text:p text:style-name="P5"/>
      <text:p text:style-name="P5">#define MAXLINE 1024</text:p>
      <text:p text:style-name="P5"/>
      <text:p text:style-name="P5">int main(int argc, char *argv[]){</text:p>
      <text:p text:style-name="P5"><text:tab/>char *serverIP;</text:p>
      <text:p text:style-name="P5"><text:soft-page-break/><text:tab/>int serverPORT;</text:p>
      <text:p text:style-name="P5"><text:tab/>int sockfd;</text:p>
      <text:p text:style-name="P5"><text:tab/>struct sockaddr_in server;</text:p>
      <text:p text:style-name="P5"><text:tab/>char sendbuffer[MAXLINE], receivebuffer[MAXLINE];</text:p>
      <text:p text:style-name="P5"><text:tab/>int n;</text:p>
      <text:p text:style-name="P5"><text:tab/>FILE *fp = stdin;</text:p>
      <text:p text:style-name="P5"/>
      <text:p text:style-name="P5"><text:tab/>serverIP = argv[1];</text:p>
      <text:p text:style-name="P5"><text:tab/>serverPORT = atoi(argv[2]);</text:p>
      <text:p text:style-name="P5"/>
      <text:p text:style-name="P5"><text:tab/>if(argc != 3){</text:p>
      <text:p text:style-name="P5"><text:tab/><text:tab/>printf("Wrong input\n");</text:p>
      <text:p text:style-name="P5"><text:tab/><text:tab/>exit(1);</text:p>
      <text:p text:style-name="P5"><text:tab/>}</text:p>
      <text:p text:style-name="P5"/>
      <text:p text:style-name="P5"><text:tab/>if((sockfd = socket(AF_INET, SOCK_STREAM, 0)) &lt; 0){</text:p>
      <text:p text:style-name="P5"><text:tab/><text:tab/>printf("socket error\n");</text:p>
      <text:p text:style-name="P5"><text:tab/><text:tab/>exit(1);</text:p>
      <text:p text:style-name="P5"><text:tab/>}</text:p>
      <text:p text:style-name="P5"/>
      <text:p text:style-name="P5"><text:tab/>bzero(&amp;server, sizeof(server));</text:p>
      <text:p text:style-name="P5"><text:tab/>server.sin_family = AF_INET;</text:p>
      <text:p text:style-name="P5"><text:tab/>server.sin_port = htons(serverPORT);</text:p>
      <text:p text:style-name="P5"><text:tab/>if((inet_pton(AF_INET, serverIP, &amp;server.sin_addr)) &lt;= 0){</text:p>
      <text:p text:style-name="P5"><text:tab/><text:tab/>printf("inet_pton error\n");</text:p>
      <text:p text:style-name="P5"><text:tab/><text:tab/>exit(1);</text:p>
      <text:p text:style-name="P5"><text:tab/>}</text:p>
      <text:p text:style-name="P5"/>
      <text:p text:style-name="P5"><text:tab/>if(connect(sockfd, (struct sockaddr *)&amp;server, sizeof(server)) &lt; 0){</text:p>
      <text:p text:style-name="P5"><text:tab/><text:tab/>printf("connect error\n");</text:p>
      <text:p text:style-name="P5"><text:tab/><text:tab/>exit(1);</text:p>
      <text:p text:style-name="P5"><text:tab/>}</text:p>
      <text:p text:style-name="P5"/>
      <text:p text:style-name="P5"><text:tab/>for(;;){</text:p>
      <text:p text:style-name="P5"><text:tab/><text:tab/>fgets(sendbuffer, MAXLINE, fp);</text:p>
      <text:p text:style-name="P5"><text:tab/><text:tab/>write(sockfd, sendbuffer, sizeof(sendbuffer));</text:p>
      <text:p text:style-name="P5"/>
      <text:p text:style-name="P5"><text:tab/><text:tab/>ssize_t len;</text:p>
      <text:p text:style-name="P5"><text:tab/><text:tab/>len = read(sockfd, receivebuffer, MAXLINE);</text:p>
      <text:p text:style-name="P5"><text:tab/><text:tab/>if(len == 0){</text:p>
      <text:p text:style-name="P5"><text:tab/><text:tab/><text:tab/>printf("connection closed\n");</text:p>
      <text:p text:style-name="P5"><text:tab/><text:tab/><text:tab/>exit(1);</text:p>
      <text:p text:style-name="P5"><text:tab/><text:tab/>}</text:p>
      <text:p text:style-name="P5"><text:tab/><text:tab/>fputs(receivebuffer, stdout);</text:p>
      <text:p text:style-name="P5"><text:tab/>}</text:p>
      <text:p text:style-name="P5"><text:tab/>exit(0);</text:p>
      <text:p text:style-name="P5">}</text:p>
      <text:p text:style-name="P5"/>
      <text:p text:style-name="P3">&lt; daytime server.c &gt;</text:p>
      <text:p text:style-name="P5">#include &lt;stdio.h&gt;</text:p>
      <text:p text:style-name="P5">#include &lt;stdlib.h&gt;</text:p>
      <text:p text:style-name="P5">#include &lt;string.h&gt;</text:p>
      <text:p text:style-name="P5">#include &lt;sys/socket.h&gt;</text:p>
      <text:p text:style-name="P5">#include &lt;netinet/in.h&gt;</text:p>
      <text:p text:style-name="P5">#include &lt;arpa/inet.h&gt;</text:p>
      <text:p text:style-name="P5">#include &lt;unistd.h&gt;</text:p>
      <text:p text:style-name="P5">#include &lt;time.h&gt;</text:p>
      <text:p text:style-name="P5"/>
      <text:p text:style-name="P5">#define backlog 10</text:p>
      <text:p text:style-name="P5">#define MAXLINE 1024</text:p>
      <text:p text:style-name="P5"/>
      <text:p text:style-name="P5">int main(int agrc, char *argv[]){</text:p>
      <text:p text:style-name="P5"><text:tab/>int listenfd, connfd;</text:p>
      <text:p text:style-name="P5"><text:tab/>struct sockaddr_in server;</text:p>
      <text:p text:style-name="P5"><text:tab/>char buffer[MAXLINE];</text:p>
      <text:p text:style-name="P5"><text:tab/>int serverPORT;</text:p>
      <text:p text:style-name="P5"/>
      <text:p text:style-name="P5"><text:tab/>serverPORT = atoi(argv[1]);</text:p>
      <text:p text:style-name="P5"/>
      <text:p text:style-name="P5"><text:tab/>time_t ticks;</text:p>
      <text:p text:style-name="P5"><text:soft-page-break/><text:tab/>if((listenfd = socket(AF_INET, SOCK_STREAM, 0)) &lt; 0){</text:p>
      <text:p text:style-name="P5"><text:tab/><text:tab/>printf("socket error\n");</text:p>
      <text:p text:style-name="P5"><text:tab/><text:tab/>exit(1);</text:p>
      <text:p text:style-name="P5"><text:tab/>}</text:p>
      <text:p text:style-name="P5"/>
      <text:p text:style-name="P5"><text:tab/>bzero(&amp;server, sizeof(server));</text:p>
      <text:p text:style-name="P5"><text:tab/>server.sin_family = AF_INET;</text:p>
      <text:p text:style-name="P5"><text:tab/>server.sin_port = htons(serverPORT);</text:p>
      <text:p text:style-name="P5"><text:tab/>server.sin_addr.s_addr = htonl(INADDR_ANY);</text:p>
      <text:p text:style-name="P5"/>
      <text:p text:style-name="P5"><text:tab/>if(bind(listenfd, (struct sockaddr *)&amp;server, sizeof(server)) &lt; 0){</text:p>
      <text:p text:style-name="P5"><text:tab/><text:tab/>printf("bind failed\n");</text:p>
      <text:p text:style-name="P5"><text:tab/><text:tab/>exit(1);</text:p>
      <text:p text:style-name="P5"><text:tab/>}</text:p>
      <text:p text:style-name="P5"/>
      <text:p text:style-name="P5"><text:tab/>listen(listenfd, backlog);</text:p>
      <text:p text:style-name="P5"/>
      <text:p text:style-name="P5"><text:tab/>for(;;){</text:p>
      <text:p text:style-name="P5"><text:tab/><text:tab/>connfd = accept(listenfd, (struct sockaddr *)NULL, NULL);</text:p>
      <text:p text:style-name="P5"><text:tab/><text:tab/>ticks = time(NULL);</text:p>
      <text:p text:style-name="P5"><text:tab/><text:tab/>sprintf(buffer, "%.24s\n", ctime(&amp;ticks));</text:p>
      <text:p text:style-name="P5"><text:tab/><text:tab/>write(connfd, buffer, sizeof(buffer));</text:p>
      <text:p text:style-name="P5"><text:tab/><text:tab/>close(connfd);</text:p>
      <text:p text:style-name="P5"><text:tab/>}</text:p>
      <text:p text:style-name="P5">}</text:p>
      <text:p text:style-name="P5"/>
      <text:p text:style-name="P3">&lt; concurrentserver.c &gt;</text:p>
      <text:p text:style-name="P5">#include &lt;stdlib.h&gt;</text:p>
      <text:p text:style-name="P5">#include &lt;stdio.h&gt;</text:p>
      <text:p text:style-name="P5">#include &lt;string.h&gt;</text:p>
      <text:p text:style-name="P5">#include &lt;sys/socket.h&gt;</text:p>
      <text:p text:style-name="P5">#include &lt;netinet/in.h&gt;</text:p>
      <text:p text:style-name="P5">#include &lt;arpa/inet.h&gt;</text:p>
      <text:p text:style-name="P5">#include &lt;unistd.h&gt;</text:p>
      <text:p text:style-name="P5">#include &lt;time.h&gt;</text:p>
      <text:p text:style-name="P5"/>
      <text:p text:style-name="P5">#define backlog 10</text:p>
      <text:p text:style-name="P5">#define MAXLINE 1024</text:p>
      <text:p text:style-name="P5"/>
      <text:p text:style-name="P5">int main(int argc, char *argv[]){</text:p>
      <text:p text:style-name="P5"><text:tab/>int serverPORT;</text:p>
      <text:p text:style-name="P5"><text:tab/>int listenfd, connfd;</text:p>
      <text:p text:style-name="P5"><text:tab/>char buffer[MAXLINE];</text:p>
      <text:p text:style-name="P5"><text:tab/>struct sockaddr_in server;</text:p>
      <text:p text:style-name="P5"><text:tab/>pid_t pid;</text:p>
      <text:p text:style-name="P5"><text:tab/>time_t ticks;</text:p>
      <text:p text:style-name="P5"/>
      <text:p text:style-name="P5"><text:tab/>serverPORT = atoi(argv[1]);</text:p>
      <text:p text:style-name="P5"><text:tab/>if((listenfd = socket(AF_INET, SOCK_STREAM, 0)) &lt; 0){</text:p>
      <text:p text:style-name="P5"><text:tab/><text:tab/>printf("socket error\n");</text:p>
      <text:p text:style-name="P5"><text:tab/><text:tab/>exit(1);</text:p>
      <text:p text:style-name="P5"><text:tab/>}</text:p>
      <text:p text:style-name="P5"/>
      <text:p text:style-name="P5"><text:tab/>bzero(&amp;server, sizeof(server));</text:p>
      <text:p text:style-name="P5"><text:tab/>server.sin_family = AF_INET;</text:p>
      <text:p text:style-name="P5"><text:tab/>server.sin_port = htons(serverPORT);</text:p>
      <text:p text:style-name="P5"><text:tab/>server.sin_addr.s_addr = htonl(INADDR_ANY);</text:p>
      <text:p text:style-name="P5"/>
      <text:p text:style-name="P5"><text:tab/>if((bind(listenfd, (struct sockaddr *)&amp;server, sizeof(server))) &lt; 0){</text:p>
      <text:p text:style-name="P5"><text:tab/><text:tab/>printf("bind failed\n");</text:p>
      <text:p text:style-name="P5"><text:tab/><text:tab/>exit(1);</text:p>
      <text:p text:style-name="P5"><text:tab/>}</text:p>
      <text:p text:style-name="P5"/>
      <text:p text:style-name="P5"><text:tab/>listen(listenfd, backlog);</text:p>
      <text:p text:style-name="P5"/>
      <text:p text:style-name="P5"><text:tab/>for(;;){</text:p>
      <text:p text:style-name="P5"><text:tab/><text:tab/>connfd = accept(listenfd, (struct sockaddr *)NULL, NULL);</text:p>
      <text:p text:style-name="P5"><text:tab/><text:tab/>if((pid = fork())==0){</text:p>
      <text:p text:style-name="P5"><text:tab/><text:tab/><text:tab/>close(listenfd);</text:p>
      <text:p text:style-name="P5"><text:tab/><text:tab/><text:tab/>ticks = time(NULL);</text:p>
      <text:p text:style-name="P5"><text:soft-page-break/><text:tab/><text:tab/><text:tab/>sprintf(buffer, "%.24s\n", ctime(&amp;ticks));</text:p>
      <text:p text:style-name="P5"><text:tab/><text:tab/><text:tab/>write(connfd, buffer, sizeof(buffer));</text:p>
      <text:p text:style-name="P5"><text:tab/><text:tab/><text:tab/>close(connfd);</text:p>
      <text:p text:style-name="P5"><text:tab/><text:tab/><text:tab/>exit(0);</text:p>
      <text:p text:style-name="P5"><text:tab/><text:tab/>}else{</text:p>
      <text:p text:style-name="P5"><text:tab/><text:tab/><text:tab/>close(connfd);</text:p>
      <text:p text:style-name="P5"><text:tab/><text:tab/>}</text:p>
      <text:p text:style-name="P5"/>
      <text:p text:style-name="P5"><text:tab/>}</text:p>
      <text:p text:style-name="P5">}</text:p>
      <text:p text:style-name="P5"/>
      <text:p text:style-name="P3">&lt; concurrent echo server .c &gt;</text:p>
      <text:p text:style-name="P5">#include &lt;stdlib.h&gt;</text:p>
      <text:p text:style-name="P5">#include &lt;stdio.h&gt;</text:p>
      <text:p text:style-name="P5">#include &lt;string.h&gt;</text:p>
      <text:p text:style-name="P5">#include &lt;sys/socket.h&gt;</text:p>
      <text:p text:style-name="P5">#include &lt;netinet/in.h&gt;</text:p>
      <text:p text:style-name="P5">#include &lt;arpa/inet.h&gt;</text:p>
      <text:p text:style-name="P5">#include &lt;unistd.h&gt;</text:p>
      <text:p text:style-name="P5">#include &lt;signal.h&gt;</text:p>
      <text:p text:style-name="P5">#include &lt;sys/wait.h&gt;</text:p>
      <text:p text:style-name="P5"/>
      <text:p text:style-name="P5">#define backlog 10</text:p>
      <text:p text:style-name="P5">#define MAXLINE 1024</text:p>
      <text:p text:style-name="P5"/>
      <text:p text:style-name="P5">void sig_fork(int signo){</text:p>
      <text:p text:style-name="P5"><text:tab/>pid_t pid;</text:p>
      <text:p text:style-name="P5"><text:tab/>int status;</text:p>
      <text:p text:style-name="P5"><text:tab/>while((pid = waitpid(-1, &amp;status, WNOHANG)) &gt; 0){</text:p>
      <text:p text:style-name="P5"><text:tab/><text:tab/>printf("child %d terminated\n", pid);</text:p>
      <text:p text:style-name="P5"><text:tab/>}</text:p>
      <text:p text:style-name="P5"><text:tab/>return;</text:p>
      <text:p text:style-name="P5">}</text:p>
      <text:p text:style-name="P5"/>
      <text:p text:style-name="P5">int main(int argc, char *argv[]){</text:p>
      <text:p text:style-name="P5"><text:tab/>int serverPORT;</text:p>
      <text:p text:style-name="P5"><text:tab/>int listenfd, connfd;</text:p>
      <text:p text:style-name="P5"><text:tab/>char buffer[MAXLINE];</text:p>
      <text:p text:style-name="P5"><text:tab/>struct sockaddr_in server;</text:p>
      <text:p text:style-name="P5"><text:tab/>pid_t pid;</text:p>
      <text:p text:style-name="P5"/>
      <text:p text:style-name="P5"><text:tab/>serverPORT = atoi(argv[1]);</text:p>
      <text:p text:style-name="P5"><text:tab/>if((listenfd = socket(AF_INET, SOCK_STREAM, 0)) &lt; 0){</text:p>
      <text:p text:style-name="P5"><text:tab/><text:tab/>printf("socket error\n");</text:p>
      <text:p text:style-name="P5"><text:tab/><text:tab/>exit(1);</text:p>
      <text:p text:style-name="P5"><text:tab/>}</text:p>
      <text:p text:style-name="P5"/>
      <text:p text:style-name="P5"><text:tab/>bzero(&amp;server, sizeof(server));</text:p>
      <text:p text:style-name="P5"><text:tab/>server.sin_family = AF_INET;</text:p>
      <text:p text:style-name="P5"><text:tab/>server.sin_port = htons(serverPORT);</text:p>
      <text:p text:style-name="P5"><text:tab/>server.sin_addr.s_addr = htonl(INADDR_ANY);</text:p>
      <text:p text:style-name="P5"/>
      <text:p text:style-name="P5"><text:tab/>if(bind(listenfd, (struct sockaddr *)&amp;server, sizeof(server)) &lt; 0){</text:p>
      <text:p text:style-name="P5"><text:tab/><text:tab/>printf("bind error\n");</text:p>
      <text:p text:style-name="P5"><text:tab/><text:tab/>exit(1);</text:p>
      <text:p text:style-name="P5"><text:tab/>}</text:p>
      <text:p text:style-name="P5"/>
      <text:p text:style-name="P5"><text:tab/>listen(listenfd, backlog);</text:p>
      <text:p text:style-name="P5"><text:tab/>signal(SIGCHLD, sig_fork);</text:p>
      <text:p text:style-name="P5"><text:tab/>for(;;){</text:p>
      <text:p text:style-name="P5"><text:tab/><text:tab/>connfd = accept(listenfd, (struct sockaddr *)NULL, NULL);</text:p>
      <text:p text:style-name="P5"><text:tab/><text:tab/>if((pid = fork()) == 0){</text:p>
      <text:p text:style-name="P5"><text:tab/><text:tab/><text:tab/>close(listenfd);</text:p>
      <text:p text:style-name="P5"><text:tab/><text:tab/><text:tab/>for(;;){</text:p>
      <text:p text:style-name="P5"><text:tab/><text:tab/><text:tab/><text:tab/>read(connfd, &amp;buffer, MAXLINE);</text:p>
      <text:p text:style-name="P5"><text:tab/><text:tab/><text:tab/><text:tab/>if(strcmp(buffer, "exit\n") == 0){</text:p>
      <text:p text:style-name="P5"><text:tab/><text:tab/><text:tab/><text:tab/><text:tab/>break;</text:p>
      <text:p text:style-name="P5"><text:tab/><text:tab/><text:tab/><text:tab/>}</text:p>
      <text:p text:style-name="P5"><text:tab/><text:tab/><text:tab/><text:tab/>write(connfd, buffer, sizeof(buffer));</text:p>
      <text:p text:style-name="P5"><text:tab/><text:tab/><text:tab/>}</text:p>
      <text:p text:style-name="P5"><text:soft-page-break/><text:tab/><text:tab/><text:tab/>close(connfd);</text:p>
      <text:p text:style-name="P5"><text:tab/><text:tab/><text:tab/>exit(0);</text:p>
      <text:p text:style-name="P5"><text:tab/><text:tab/>}else{</text:p>
      <text:p text:style-name="P5"><text:tab/><text:tab/><text:tab/>close(connfd);</text:p>
      <text:p text:style-name="P5"><text:tab/><text:tab/>}</text:p>
      <text:p text:style-name="P5"><text:tab/>}</text:p>
      <text:p text:style-name="P5">}</text:p>
      <text:p text:style-name="P5"/>
      <text:p text:style-name="P3">&lt; client1 .c &gt;</text:p>
      <text:p text:style-name="P5">#include &lt;stdlib.h&gt;</text:p>
      <text:p text:style-name="P5">#include &lt;stdio.h&gt;</text:p>
      <text:p text:style-name="P5">#include &lt;string.h&gt;</text:p>
      <text:p text:style-name="P5">#include &lt;sys/socket.h&gt;</text:p>
      <text:p text:style-name="P5">#include &lt;netinet/in.h&gt;</text:p>
      <text:p text:style-name="P5">#include &lt;arpa/inet.h&gt;</text:p>
      <text:p text:style-name="P5">#include &lt;unistd.h&gt;</text:p>
      <text:p text:style-name="P5"/>
      <text:p text:style-name="P5">#define MAXLINE 1024</text:p>
      <text:p text:style-name="P5"/>
      <text:p text:style-name="P5">int main(int argc, char *argv[]){</text:p>
      <text:p text:style-name="P5"><text:tab/>char *serverIP;</text:p>
      <text:p text:style-name="P5"><text:tab/>int serverPORT;</text:p>
      <text:p text:style-name="P5"><text:tab/>int sockfd;</text:p>
      <text:p text:style-name="P5"><text:tab/>struct sockaddr_in server;</text:p>
      <text:p text:style-name="P5"><text:tab/>char buffer[MAXLINE], receivebuffer[MAXLINE];</text:p>
      <text:p text:style-name="P5"><text:tab/>FILE *fp = stdin;</text:p>
      <text:p text:style-name="P5"/>
      <text:p text:style-name="P5"><text:tab/>if(argc != 3){</text:p>
      <text:p text:style-name="P5"><text:tab/><text:tab/>printf("wrong input\n");</text:p>
      <text:p text:style-name="P5"><text:tab/><text:tab/>exit(1);</text:p>
      <text:p text:style-name="P5"><text:tab/>}</text:p>
      <text:p text:style-name="P5"/>
      <text:p text:style-name="P5"><text:tab/>serverIP = argv[1];</text:p>
      <text:p text:style-name="P5"><text:tab/>serverPORT = atoi(argv[2]);</text:p>
      <text:p text:style-name="P5"/>
      <text:p text:style-name="P5"><text:tab/>if((sockfd = socket(AF_INET, SOCK_STREAM, 0)) &lt; 0){</text:p>
      <text:p text:style-name="P5"><text:tab/><text:tab/>printf("socket error\n");</text:p>
      <text:p text:style-name="P5"><text:tab/><text:tab/>exit(1);</text:p>
      <text:p text:style-name="P5"><text:tab/>}</text:p>
      <text:p text:style-name="P5"/>
      <text:p text:style-name="P5"><text:tab/>bzero(&amp;server, sizeof(server));</text:p>
      <text:p text:style-name="P5"><text:tab/>server.sin_family = AF_INET;</text:p>
      <text:p text:style-name="P5"><text:tab/>server.sin_port = htons(serverPORT);</text:p>
      <text:p text:style-name="P5"><text:tab/>inet_pton(AF_INET, serverIP, &amp;server.sin_addr);</text:p>
      <text:p text:style-name="P5"/>
      <text:p text:style-name="P5"><text:tab/>if(connect(sockfd, (struct sockaddr *)&amp;server, sizeof(server)) &lt; 0){</text:p>
      <text:p text:style-name="P5"><text:tab/><text:tab/>printf("connect error\n");</text:p>
      <text:p text:style-name="P5"><text:tab/><text:tab/>exit(1);</text:p>
      <text:p text:style-name="P5"><text:tab/>}</text:p>
      <text:p text:style-name="P5"/>
      <text:p text:style-name="P5"><text:tab/>for(;;){</text:p>
      <text:p text:style-name="P5"><text:tab/><text:tab/>fgets(buffer, MAXLINE, fp);</text:p>
      <text:p text:style-name="P5"><text:tab/><text:tab/>write(sockfd, buffer, sizeof(buffer));</text:p>
      <text:p text:style-name="P5"/>
      <text:p text:style-name="P5"><text:tab/><text:tab/>ssize_t len;</text:p>
      <text:p text:style-name="P5"><text:tab/><text:tab/>len = read(sockfd, receivebuffer, MAXLINE);</text:p>
      <text:p text:style-name="P5"><text:tab/><text:tab/>if(len == 0){</text:p>
      <text:p text:style-name="P5"><text:tab/><text:tab/><text:tab/>printf("The server has closed the connection\n");</text:p>
      <text:p text:style-name="P5"><text:tab/><text:tab/><text:tab/>close(sockfd);</text:p>
      <text:p text:style-name="P5"><text:tab/><text:tab/><text:tab/>exit(0);</text:p>
      <text:p text:style-name="P5"><text:tab/><text:tab/>}</text:p>
      <text:p text:style-name="P5"><text:tab/><text:tab/>fputs(receivebuffer, stdout);</text:p>
      <text:p text:style-name="P5"><text:tab/>}</text:p>
      <text:p text:style-name="P5">}</text:p>
      <text:p text:style-name="P5"/>
      <text:p text:style-name="P3">&lt; server 1 .c &gt;</text:p>
      <text:p text:style-name="P5">#include &lt;stdlib.h&gt;</text:p>
      <text:p text:style-name="P5">#include &lt;stdio.h&gt;</text:p>
      <text:p text:style-name="P5">#include &lt;string.h&gt;</text:p>
      <text:p text:style-name="P5">#include &lt;sys/socket.h&gt;</text:p>
      <text:p text:style-name="P5"><text:soft-page-break/>#include &lt;netinet/in.h&gt;</text:p>
      <text:p text:style-name="P5">#include &lt;arpa/inet.h&gt;</text:p>
      <text:p text:style-name="P5">#include &lt;unistd.h&gt;</text:p>
      <text:p text:style-name="P5">#include &lt;limits.h&gt;</text:p>
      <text:p text:style-name="P5"/>
      <text:p text:style-name="P5">#define MAXLINE 1024</text:p>
      <text:p text:style-name="P5"/>
      <text:p text:style-name="P5">int main(int argc, char *argv[]){</text:p>
      <text:p text:style-name="P5"><text:tab/>int listenfd, connfd;</text:p>
      <text:p text:style-name="P5"><text:tab/>struct sockaddr_in server;</text:p>
      <text:p text:style-name="P5"><text:tab/>char buffer[MAXLINE];</text:p>
      <text:p text:style-name="P5"><text:tab/>char cal[MAXLINE];</text:p>
      <text:p text:style-name="P5"><text:tab/>int arg[10];</text:p>
      <text:p text:style-name="P5"><text:tab/>unsigned long int ans;</text:p>
      <text:p text:style-name="P5"><text:tab/>int serverPORT;</text:p>
      <text:p text:style-name="P5"><text:tab/>char send[MAXLINE];</text:p>
      <text:p text:style-name="P5"/>
      <text:p text:style-name="P5"><text:tab/>if(argc != 2){</text:p>
      <text:p text:style-name="P5"><text:tab/><text:tab/>printf("wrong input\n");</text:p>
      <text:p text:style-name="P5"><text:tab/><text:tab/>exit(1);</text:p>
      <text:p text:style-name="P5"><text:tab/>}</text:p>
      <text:p text:style-name="P5"/>
      <text:p text:style-name="P5"><text:tab/>serverPORT = atoi(argv[1]);</text:p>
      <text:p text:style-name="P5"/>
      <text:p text:style-name="P5"><text:tab/>if((listenfd = socket(AF_INET, SOCK_STREAM, 0)) &lt; 0){</text:p>
      <text:p text:style-name="P5"><text:tab/><text:tab/>printf("socket error\n");</text:p>
      <text:p text:style-name="P5"><text:tab/><text:tab/>exit(1);</text:p>
      <text:p text:style-name="P5"><text:tab/>}</text:p>
      <text:p text:style-name="P5"/>
      <text:p text:style-name="P5"><text:tab/>bzero(&amp;server, sizeof(server));</text:p>
      <text:p text:style-name="P5"><text:tab/>server.sin_family = AF_INET;</text:p>
      <text:p text:style-name="P5"><text:tab/>server.sin_port = htons(serverPORT);</text:p>
      <text:p text:style-name="P5"><text:tab/>server.sin_addr.s_addr = htonl(INADDR_ANY);</text:p>
      <text:p text:style-name="P5"/>
      <text:p text:style-name="P5"><text:tab/>if(bind(listenfd, (struct sockaddr *)&amp;server, sizeof(server)) &lt; 0){</text:p>
      <text:p text:style-name="P5"><text:tab/><text:tab/>printf("bind error\n");</text:p>
      <text:p text:style-name="P5"><text:tab/><text:tab/>exit(1);</text:p>
      <text:p text:style-name="P5"><text:tab/>}</text:p>
      <text:p text:style-name="P5"/>
      <text:p text:style-name="P5"><text:tab/>listen(listenfd, 1);</text:p>
      <text:p text:style-name="P5"/>
      <text:p text:style-name="P5"><text:tab/>for(;;){</text:p>
      <text:p text:style-name="P5"><text:tab/><text:tab/>connfd = accept(listenfd, (struct sockaddr *)NULL, NULL);</text:p>
      <text:p text:style-name="P5"><text:tab/><text:tab/>for(;;){</text:p>
      <text:p text:style-name="P5"><text:tab/><text:tab/><text:tab/>ssize_t len;</text:p>
      <text:p text:style-name="P5"><text:tab/><text:tab/><text:tab/>len = read(connfd, &amp;buffer, MAXLINE);</text:p>
      <text:p text:style-name="P5"><text:tab/><text:tab/><text:tab/>if(len == 0){</text:p>
      <text:p text:style-name="P5"><text:tab/><text:tab/><text:tab/><text:tab/>break;</text:p>
      <text:p text:style-name="P5"><text:tab/><text:tab/><text:tab/>}</text:p>
      <text:p text:style-name="P5"/>
      <text:p text:style-name="P5"><text:tab/><text:tab/><text:tab/>if(buffer[strlen(buffer) - 1] == '\n'){</text:p>
      <text:p text:style-name="P5"><text:tab/><text:tab/><text:tab/><text:tab/>buffer[strlen(buffer) - 1] = '\0';</text:p>
      <text:p text:style-name="P5"><text:tab/><text:tab/><text:tab/>}</text:p>
      <text:p text:style-name="P5"><text:tab/><text:tab/><text:tab/>//printf("read done\n");</text:p>
      <text:p text:style-name="P5"><text:tab/><text:tab/><text:tab/>char *ptr = strtok(buffer, " ");</text:p>
      <text:p text:style-name="P5"><text:tab/><text:tab/><text:tab/>int i = 0;</text:p>
      <text:p text:style-name="P5"><text:tab/><text:tab/><text:tab/>strcpy(cal, ptr);</text:p>
      <text:p text:style-name="P5"><text:tab/><text:tab/><text:tab/>//printf("%s\n", cal);</text:p>
      <text:p text:style-name="P5"/>
      <text:p text:style-name="P5"><text:tab/><text:tab/><text:tab/>while(1){</text:p>
      <text:p text:style-name="P5"><text:tab/><text:tab/><text:tab/><text:tab/>char temp[MAXLINE];</text:p>
      <text:p text:style-name="P5"><text:tab/><text:tab/><text:tab/><text:tab/>ptr = strtok(NULL, " ");</text:p>
      <text:p text:style-name="P5"><text:tab/><text:tab/><text:tab/><text:tab/>if(ptr == NULL)break;</text:p>
      <text:p text:style-name="P5"><text:tab/><text:tab/><text:tab/><text:tab/>strcpy(temp, ptr);</text:p>
      <text:p text:style-name="P5"><text:tab/><text:tab/><text:tab/><text:tab/>//printf("%s\n", temp);</text:p>
      <text:p text:style-name="P5"><text:tab/><text:tab/><text:tab/><text:tab/>arg[i] = atoi(temp);</text:p>
      <text:p text:style-name="P5"><text:tab/><text:tab/><text:tab/><text:tab/>//printf("%d\n", arg[i]);</text:p>
      <text:p text:style-name="P5"><text:tab/><text:tab/><text:tab/><text:tab/>i++;</text:p>
      <text:p text:style-name="P5"><text:tab/><text:tab/><text:tab/>}</text:p>
      <text:p text:style-name="P5"/>
      <text:p text:style-name="P5"><text:soft-page-break/></text:p>
      <text:p text:style-name="P5"><text:tab/><text:tab/><text:tab/>if(strcmp(cal, "ADD") == 0){</text:p>
      <text:p text:style-name="P5"><text:tab/><text:tab/><text:tab/><text:tab/>ans = 0;</text:p>
      <text:p text:style-name="P5"><text:tab/><text:tab/><text:tab/><text:tab/>for(int j=0; j&lt;i; j++){</text:p>
      <text:p text:style-name="P5"><text:tab/><text:tab/><text:tab/><text:tab/><text:tab/>ans += arg[j];</text:p>
      <text:p text:style-name="P5"><text:tab/><text:tab/><text:tab/><text:tab/>}</text:p>
      <text:p text:style-name="P5"><text:tab/><text:tab/><text:tab/><text:tab/>if(ans &gt; UINT_MAX){</text:p>
      <text:p text:style-name="P5"><text:tab/><text:tab/><text:tab/><text:tab/><text:tab/>strcpy(send, "Overflowed\n");</text:p>
      <text:p text:style-name="P5"><text:tab/><text:tab/><text:tab/><text:tab/><text:tab/>write(connfd, send, sizeof(send));</text:p>
      <text:p text:style-name="P5"><text:tab/><text:tab/><text:tab/><text:tab/><text:tab/>continue;</text:p>
      <text:p text:style-name="P5"><text:tab/><text:tab/><text:tab/><text:tab/>}</text:p>
      <text:p text:style-name="P5"><text:tab/><text:tab/><text:tab/><text:tab/>sprintf(send, "%lu\n", ans); </text:p>
      <text:p text:style-name="P5"><text:tab/><text:tab/><text:tab/><text:tab/>write(connfd, send, sizeof(send));</text:p>
      <text:p text:style-name="P5"><text:tab/><text:tab/><text:tab/>}else if(strcmp(cal, "MUL") == 0){</text:p>
      <text:p text:style-name="P5"><text:tab/><text:tab/><text:tab/><text:tab/>ans = 1;</text:p>
      <text:p text:style-name="P5"><text:tab/><text:tab/><text:tab/><text:tab/>for(int j=0; j&lt;i; j++){</text:p>
      <text:p text:style-name="P5"><text:tab/><text:tab/><text:tab/><text:tab/><text:tab/>ans = ans * arg[j];</text:p>
      <text:p text:style-name="P5"><text:tab/><text:tab/><text:tab/><text:tab/>}</text:p>
      <text:p text:style-name="P5"><text:tab/><text:tab/><text:tab/><text:tab/>if(ans &gt; UINT_MAX){</text:p>
      <text:p text:style-name="P5"><text:tab/><text:tab/><text:tab/><text:tab/><text:tab/>strcpy(send, "Overflowed\n");</text:p>
      <text:p text:style-name="P5"><text:tab/><text:tab/><text:tab/><text:tab/><text:tab/>write(connfd, send, sizeof(send));</text:p>
      <text:p text:style-name="P5"><text:tab/><text:tab/><text:tab/><text:tab/><text:tab/>continue;</text:p>
      <text:p text:style-name="P5"><text:tab/><text:tab/><text:tab/><text:tab/>}</text:p>
      <text:p text:style-name="P5"><text:tab/><text:tab/><text:tab/><text:tab/>sprintf(send, "%lu\n", ans);</text:p>
      <text:p text:style-name="P5"><text:tab/><text:tab/><text:tab/><text:tab/>write(connfd, send, sizeof(send));</text:p>
      <text:p text:style-name="P5"><text:tab/><text:tab/><text:tab/>}else if(strcmp(cal, "EXIT") == 0){</text:p>
      <text:p text:style-name="P5"><text:tab/><text:tab/><text:tab/><text:tab/>close(connfd);</text:p>
      <text:p text:style-name="P5"><text:tab/><text:tab/><text:tab/><text:tab/>break;</text:p>
      <text:p text:style-name="P5"><text:tab/><text:tab/><text:tab/>}else{</text:p>
      <text:p text:style-name="P5"><text:tab/><text:tab/><text:tab/><text:tab/>sprintf(send, "wrong command\n");</text:p>
      <text:p text:style-name="P5"><text:tab/><text:tab/><text:tab/><text:tab/>write(connfd, send, sizeof(send));</text:p>
      <text:p text:style-name="P5"><text:tab/><text:tab/><text:tab/>}</text:p>
      <text:p text:style-name="P5"/>
      <text:p text:style-name="P5"><text:tab/><text:tab/>}</text:p>
      <text:p text:style-name="P5"><text:tab/>}</text:p>
      <text:p text:style-name="P5">}</text:p>
      <text:p text:style-name="P5"/>
      <text:p text:style-name="P3">&lt; server2.c &gt;</text:p>
      <text:p text:style-name="P5">#include &lt;stdlib.h&gt;</text:p>
      <text:p text:style-name="P5">#include &lt;stdio.h&gt;</text:p>
      <text:p text:style-name="P5">#include &lt;string.h&gt;</text:p>
      <text:p text:style-name="P5">#include &lt;sys/socket.h&gt;</text:p>
      <text:p text:style-name="P5">#include &lt;netinet/in.h&gt;</text:p>
      <text:p text:style-name="P5">#include &lt;arpa/inet.h&gt;</text:p>
      <text:p text:style-name="P5">#include &lt;unistd.h&gt;</text:p>
      <text:p text:style-name="P5">#include &lt;limits.h&gt;</text:p>
      <text:p text:style-name="P5">#include &lt;signal.h&gt;</text:p>
      <text:p text:style-name="P5">#include &lt;sys/wait.h&gt;</text:p>
      <text:p text:style-name="P5"/>
      <text:p text:style-name="P5">#define MAXLINE 1024</text:p>
      <text:p text:style-name="P5"/>
      <text:p text:style-name="P5">void sig_fork(int signo){</text:p>
      <text:p text:style-name="P5"><text:tab/>pid_t pid;</text:p>
      <text:p text:style-name="P5"><text:tab/>int status;</text:p>
      <text:p text:style-name="P5"><text:tab/>while((pid = waitpid(-1, &amp;status, WNOHANG)) &gt; 0){</text:p>
      <text:p text:style-name="P5"><text:tab/><text:tab/>printf("Child server process PID=%d has terminated\n", pid);</text:p>
      <text:p text:style-name="P5"><text:tab/>}</text:p>
      <text:p text:style-name="P5"><text:tab/>return;</text:p>
      <text:p text:style-name="P5">}</text:p>
      <text:p text:style-name="P5"/>
      <text:p text:style-name="P5">int main(int argc, char *argv[]){</text:p>
      <text:p text:style-name="P5"><text:tab/>int listenfd, connfd;</text:p>
      <text:p text:style-name="P5"><text:tab/>struct sockaddr_in server;</text:p>
      <text:p text:style-name="P5"><text:tab/>char buffer[MAXLINE];</text:p>
      <text:p text:style-name="P5"><text:tab/>char cal[MAXLINE];</text:p>
      <text:p text:style-name="P5"><text:tab/>int arg[10];</text:p>
      <text:p text:style-name="P5"><text:tab/>unsigned long int ans;</text:p>
      <text:p text:style-name="P5"><text:tab/>int serverPORT;</text:p>
      <text:p text:style-name="P5"><text:tab/>char send[MAXLINE];</text:p>
      <text:p text:style-name="P5"><text:tab/>pid_t pid;</text:p>
      <text:p text:style-name="P5"><text:soft-page-break/></text:p>
      <text:p text:style-name="P5"><text:tab/>if(argc != 2){</text:p>
      <text:p text:style-name="P5"><text:tab/><text:tab/>printf("wrong input\n");</text:p>
      <text:p text:style-name="P5"><text:tab/><text:tab/>exit(1);</text:p>
      <text:p text:style-name="P5"><text:tab/>}</text:p>
      <text:p text:style-name="P5"/>
      <text:p text:style-name="P5"><text:tab/>serverPORT = atoi(argv[1]);</text:p>
      <text:p text:style-name="P5"/>
      <text:p text:style-name="P5"><text:tab/>if((listenfd = socket(AF_INET, SOCK_STREAM, 0)) &lt; 0){</text:p>
      <text:p text:style-name="P5"><text:tab/><text:tab/>printf("socket error\n");</text:p>
      <text:p text:style-name="P5"><text:tab/><text:tab/>exit(1);</text:p>
      <text:p text:style-name="P5"><text:tab/>}</text:p>
      <text:p text:style-name="P5"/>
      <text:p text:style-name="P5"><text:tab/>bzero(&amp;server, sizeof(server));</text:p>
      <text:p text:style-name="P5"><text:tab/>server.sin_family = AF_INET;</text:p>
      <text:p text:style-name="P5"><text:tab/>server.sin_port = htons(serverPORT);</text:p>
      <text:p text:style-name="P5"><text:tab/>server.sin_addr.s_addr = htonl(INADDR_ANY);</text:p>
      <text:p text:style-name="P5"/>
      <text:p text:style-name="P5"><text:tab/>if(bind(listenfd, (struct sockaddr *)&amp;server, sizeof(server)) &lt; 0){</text:p>
      <text:p text:style-name="P5"><text:tab/><text:tab/>printf("bind error\n");</text:p>
      <text:p text:style-name="P5"><text:tab/><text:tab/>exit(1);</text:p>
      <text:p text:style-name="P5"><text:tab/>}</text:p>
      <text:p text:style-name="P5"/>
      <text:p text:style-name="P5"><text:tab/>listen(listenfd, 10);</text:p>
      <text:p text:style-name="P5"><text:tab/>signal(SIGCHLD, sig_fork);</text:p>
      <text:p text:style-name="P5"/>
      <text:p text:style-name="P5"><text:tab/>for(;;){</text:p>
      <text:p text:style-name="P5"><text:tab/><text:tab/>connfd = accept(listenfd, (struct sockaddr *)NULL, NULL);</text:p>
      <text:p text:style-name="P5"><text:tab/><text:tab/>if((pid = fork()) == 0){</text:p>
      <text:p text:style-name="P5"><text:tab/><text:tab/><text:tab/>close(listenfd);</text:p>
      <text:p text:style-name="P5"><text:tab/><text:tab/><text:tab/>for(;;){</text:p>
      <text:p text:style-name="P5"><text:tab/><text:tab/><text:tab/><text:tab/>ssize_t len;</text:p>
      <text:p text:style-name="P5"><text:tab/><text:tab/><text:tab/><text:tab/>len = read(connfd, &amp;buffer, MAXLINE);</text:p>
      <text:p text:style-name="P5"><text:tab/><text:tab/><text:tab/><text:tab/>if(len == 0){</text:p>
      <text:p text:style-name="P5"><text:tab/><text:tab/><text:tab/><text:tab/><text:tab/>break;</text:p>
      <text:p text:style-name="P5"><text:tab/><text:tab/><text:tab/><text:tab/>}</text:p>
      <text:p text:style-name="P5"/>
      <text:p text:style-name="P5"><text:tab/><text:tab/><text:tab/><text:tab/>if(buffer[strlen(buffer) - 1] == '\n'){</text:p>
      <text:p text:style-name="P5"><text:tab/><text:tab/><text:tab/><text:tab/><text:tab/>buffer[strlen(buffer) - 1] = '\0';</text:p>
      <text:p text:style-name="P5"><text:tab/><text:tab/><text:tab/><text:tab/>}</text:p>
      <text:p text:style-name="P5"><text:tab/><text:tab/><text:tab/><text:tab/>//printf("read done\n");</text:p>
      <text:p text:style-name="P5"><text:tab/><text:tab/><text:tab/><text:tab/>char *ptr = strtok(buffer, " ");</text:p>
      <text:p text:style-name="P5"><text:tab/><text:tab/><text:tab/><text:tab/>int i = 0;</text:p>
      <text:p text:style-name="P5"><text:tab/><text:tab/><text:tab/><text:tab/>strcpy(cal, ptr);</text:p>
      <text:p text:style-name="P5"><text:tab/><text:tab/><text:tab/><text:tab/>//printf("%s\n", cal);</text:p>
      <text:p text:style-name="P5"/>
      <text:p text:style-name="P5"><text:tab/><text:tab/><text:tab/><text:tab/>while(1){</text:p>
      <text:p text:style-name="P5"><text:tab/><text:tab/><text:tab/><text:tab/><text:tab/>char temp[MAXLINE];</text:p>
      <text:p text:style-name="P5"><text:tab/><text:tab/><text:tab/><text:tab/><text:tab/>ptr = strtok(NULL, " ");</text:p>
      <text:p text:style-name="P5"><text:tab/><text:tab/><text:tab/><text:tab/><text:tab/>if(ptr == NULL)break;</text:p>
      <text:p text:style-name="P5"><text:tab/><text:tab/><text:tab/><text:tab/><text:tab/>strcpy(temp, ptr);</text:p>
      <text:p text:style-name="P5"><text:tab/><text:tab/><text:tab/><text:tab/><text:tab/>//printf("%s\n", temp);</text:p>
      <text:p text:style-name="P5"><text:tab/><text:tab/><text:tab/><text:tab/><text:tab/>arg[i] = atoi(temp);</text:p>
      <text:p text:style-name="P5"><text:tab/><text:tab/><text:tab/><text:tab/><text:tab/>//printf("%d\n", arg[i]);</text:p>
      <text:p text:style-name="P5"><text:tab/><text:tab/><text:tab/><text:tab/><text:tab/>i++;</text:p>
      <text:p text:style-name="P5"><text:tab/><text:tab/><text:tab/><text:tab/>}</text:p>
      <text:p text:style-name="P5"/>
      <text:p text:style-name="P5"/>
      <text:p text:style-name="P5"><text:tab/><text:tab/><text:tab/><text:tab/>if(strcmp(cal, "ADD") == 0){</text:p>
      <text:p text:style-name="P5"><text:tab/><text:tab/><text:tab/><text:tab/><text:tab/>ans = 0;</text:p>
      <text:p text:style-name="P5"><text:tab/><text:tab/><text:tab/><text:tab/><text:tab/>for(int j=0; j&lt;i; j++){</text:p>
      <text:p text:style-name="P5"><text:tab/><text:tab/><text:tab/><text:tab/><text:tab/><text:tab/>ans += arg[j];</text:p>
      <text:p text:style-name="P5"><text:tab/><text:tab/><text:tab/><text:tab/><text:tab/>}</text:p>
      <text:p text:style-name="P5"><text:tab/><text:tab/><text:tab/><text:tab/><text:tab/>if(ans &gt; UINT_MAX){</text:p>
      <text:p text:style-name="P5"><text:tab/><text:tab/><text:tab/><text:tab/><text:tab/><text:tab/>strcpy(send, "Overflowed\n");</text:p>
      <text:p text:style-name="P5"><text:tab/><text:tab/><text:tab/><text:tab/><text:tab/><text:tab/>write(connfd, send, sizeof(send));</text:p>
      <text:p text:style-name="P5"><text:tab/><text:tab/><text:tab/><text:tab/><text:tab/><text:tab/>continue;</text:p>
      <text:p text:style-name="P5"><text:tab/><text:tab/><text:tab/><text:tab/><text:tab/>}</text:p>
      <text:p text:style-name="P5"><text:tab/><text:tab/><text:tab/><text:tab/><text:tab/>sprintf(send, "%lu\n", ans); </text:p>
      <text:p text:style-name="P5"><text:tab/><text:tab/><text:tab/><text:tab/><text:tab/>write(connfd, send, sizeof(send));</text:p>
      <text:p text:style-name="P5"><text:soft-page-break/><text:tab/><text:tab/><text:tab/><text:tab/>}else if(strcmp(cal, "MUL") == 0){</text:p>
      <text:p text:style-name="P5"><text:tab/><text:tab/><text:tab/><text:tab/><text:tab/>ans = 1;</text:p>
      <text:p text:style-name="P5"><text:tab/><text:tab/><text:tab/><text:tab/><text:tab/>for(int j=0; j&lt;i; j++){</text:p>
      <text:p text:style-name="P5"><text:tab/><text:tab/><text:tab/><text:tab/><text:tab/><text:tab/>ans = ans * arg[j];</text:p>
      <text:p text:style-name="P5"><text:tab/><text:tab/><text:tab/><text:tab/><text:tab/>}</text:p>
      <text:p text:style-name="P5"><text:tab/><text:tab/><text:tab/><text:tab/><text:tab/>if(ans &gt; UINT_MAX){</text:p>
      <text:p text:style-name="P5"><text:tab/><text:tab/><text:tab/><text:tab/><text:tab/><text:tab/>strcpy(send, "Overflowed\n");</text:p>
      <text:p text:style-name="P5"><text:tab/><text:tab/><text:tab/><text:tab/><text:tab/><text:tab/>write(connfd, send, sizeof(send));</text:p>
      <text:p text:style-name="P5"><text:tab/><text:tab/><text:tab/><text:tab/><text:tab/><text:tab/>continue;</text:p>
      <text:p text:style-name="P5"><text:tab/><text:tab/><text:tab/><text:tab/><text:tab/>}</text:p>
      <text:p text:style-name="P5"><text:tab/><text:tab/><text:tab/><text:tab/><text:tab/>sprintf(send, "%lu\n", ans);</text:p>
      <text:p text:style-name="P5"><text:tab/><text:tab/><text:tab/><text:tab/><text:tab/>write(connfd, send, sizeof(send));</text:p>
      <text:p text:style-name="P5"><text:tab/><text:tab/><text:tab/><text:tab/>}else if(strcmp(cal, "EXIT") == 0){</text:p>
      <text:p text:style-name="P5"><text:tab/><text:tab/><text:tab/><text:tab/><text:tab/>close(connfd);</text:p>
      <text:p text:style-name="P5"><text:tab/><text:tab/><text:tab/><text:tab/><text:tab/>break;</text:p>
      <text:p text:style-name="P5"><text:tab/><text:tab/><text:tab/><text:tab/>}else{</text:p>
      <text:p text:style-name="P5"><text:tab/><text:tab/><text:tab/><text:tab/><text:tab/>sprintf(send, "wrong command\n");</text:p>
      <text:p text:style-name="P5"><text:tab/><text:tab/><text:tab/><text:tab/><text:tab/>write(connfd, send, sizeof(send));</text:p>
      <text:p text:style-name="P5"><text:tab/><text:tab/><text:tab/><text:tab/>}</text:p>
      <text:p text:style-name="P5"><text:tab/><text:tab/><text:tab/>}</text:p>
      <text:p text:style-name="P5"><text:tab/><text:tab/><text:tab/>printf("Client has closed the connection\n");</text:p>
      <text:p text:style-name="P5"><text:tab/><text:tab/><text:tab/>exit(0);</text:p>
      <text:p text:style-name="P5"><text:tab/><text:tab/>}else{</text:p>
      <text:p text:style-name="P5"><text:tab/><text:tab/><text:tab/>close(connfd);</text:p>
      <text:p text:style-name="P5"><text:tab/><text:tab/>}</text:p>
      <text:p text:style-name="P5"><text:tab/>}</text:p>
      <text:p text:style-name="P5">}</text:p>
      <text:p text:style-name="P5"/>
      <text:p text:style-name="P3">&lt; server3.c &gt;</text:p>
      <text:p text:style-name="P5">#include &lt;stdlib.h&gt;</text:p>
      <text:p text:style-name="P5">#include &lt;stdio.h&gt;</text:p>
      <text:p text:style-name="P5">#include &lt;string.h&gt;</text:p>
      <text:p text:style-name="P5">#include &lt;sys/socket.h&gt;</text:p>
      <text:p text:style-name="P5">#include &lt;netinet/in.h&gt;</text:p>
      <text:p text:style-name="P5">#include &lt;arpa/inet.h&gt;</text:p>
      <text:p text:style-name="P5">#include &lt;unistd.h&gt;</text:p>
      <text:p text:style-name="P5">#include &lt;limits.h&gt;</text:p>
      <text:p text:style-name="P5">#include &lt;sys/select.h&gt;</text:p>
      <text:p text:style-name="P5"/>
      <text:p text:style-name="P5">#define MAXLINE 1024</text:p>
      <text:p text:style-name="P5"/>
      <text:p text:style-name="P5">int main(int argc, char *argv[]){</text:p>
      <text:p text:style-name="P5"><text:tab/>int listenfd, connfd;</text:p>
      <text:p text:style-name="P5"><text:tab/>struct sockaddr_in server;</text:p>
      <text:p text:style-name="P5"><text:tab/>char buffer[MAXLINE];</text:p>
      <text:p text:style-name="P5"><text:tab/>char cal[MAXLINE];</text:p>
      <text:p text:style-name="P5"><text:tab/>int arg[10];</text:p>
      <text:p text:style-name="P5"><text:tab/>unsigned long int ans;</text:p>
      <text:p text:style-name="P5"><text:tab/>int serverPORT;</text:p>
      <text:p text:style-name="P5"><text:tab/>char send[MAXLINE];</text:p>
      <text:p text:style-name="P5"><text:tab/>int client[10];</text:p>
      <text:p text:style-name="P5"><text:tab/>int maxfd, maxClient;</text:p>
      <text:p text:style-name="P5"><text:tab/>fd_set allset, rset;</text:p>
      <text:p text:style-name="P5"><text:tab/>int numReady;</text:p>
      <text:p text:style-name="P5"><text:tab/>int c;</text:p>
      <text:p text:style-name="P5"/>
      <text:p text:style-name="P5"><text:tab/>if(argc != 2){</text:p>
      <text:p text:style-name="P5"><text:tab/><text:tab/>printf("wrong input\n");</text:p>
      <text:p text:style-name="P5"><text:tab/><text:tab/>exit(1);</text:p>
      <text:p text:style-name="P5"><text:tab/>}</text:p>
      <text:p text:style-name="P5"/>
      <text:p text:style-name="P5"><text:tab/>serverPORT = atoi(argv[1]);</text:p>
      <text:p text:style-name="P5"/>
      <text:p text:style-name="P5"><text:tab/>if((listenfd = socket(AF_INET, SOCK_STREAM, 0)) &lt; 0){</text:p>
      <text:p text:style-name="P5"><text:tab/><text:tab/>printf("socket error\n");</text:p>
      <text:p text:style-name="P5"><text:tab/><text:tab/>exit(1);</text:p>
      <text:p text:style-name="P5"><text:tab/>}</text:p>
      <text:p text:style-name="P5"/>
      <text:p text:style-name="P5"><text:tab/>bzero(&amp;server, sizeof(server));</text:p>
      <text:p text:style-name="P5"><text:tab/>server.sin_family = AF_INET;</text:p>
      <text:p text:style-name="P5"><text:soft-page-break/><text:tab/>server.sin_port = htons(serverPORT);</text:p>
      <text:p text:style-name="P5"><text:tab/>server.sin_addr.s_addr = htonl(INADDR_ANY);</text:p>
      <text:p text:style-name="P5"/>
      <text:p text:style-name="P5"><text:tab/>if(bind(listenfd, (struct sockaddr *)&amp;server, sizeof(server)) &lt; 0){</text:p>
      <text:p text:style-name="P5"><text:tab/><text:tab/>printf("bind error\n");</text:p>
      <text:p text:style-name="P5"><text:tab/><text:tab/>exit(1);</text:p>
      <text:p text:style-name="P5"><text:tab/>}</text:p>
      <text:p text:style-name="P5"/>
      <text:p text:style-name="P5"><text:tab/>listen(listenfd, 10);</text:p>
      <text:p text:style-name="P5"/>
      <text:p text:style-name="P5"><text:tab/>maxfd = listenfd;</text:p>
      <text:p text:style-name="P5"><text:tab/>maxClient = -1;</text:p>
      <text:p text:style-name="P5"/>
      <text:p text:style-name="P5"><text:tab/>for(c=0; c&lt;10; c++){</text:p>
      <text:p text:style-name="P5"><text:tab/><text:tab/>client[c] = -1;</text:p>
      <text:p text:style-name="P5"><text:tab/>}</text:p>
      <text:p text:style-name="P5"/>
      <text:p text:style-name="P5"><text:tab/>FD_ZERO(&amp;allset);</text:p>
      <text:p text:style-name="P5"><text:tab/>FD_SET(listenfd, &amp;allset);</text:p>
      <text:p text:style-name="P5"/>
      <text:p text:style-name="P5"><text:tab/>for(;;){</text:p>
      <text:p text:style-name="P5"><text:tab/><text:tab/>rset = allset;</text:p>
      <text:p text:style-name="P5"><text:tab/><text:tab/>numReady = select(maxfd + 1, &amp;rset, NULL, NULL, NULL);</text:p>
      <text:p text:style-name="P5"/>
      <text:p text:style-name="P5"><text:tab/><text:tab/>if(FD_ISSET(listenfd, &amp;rset)){</text:p>
      <text:p text:style-name="P5"><text:tab/><text:tab/><text:tab/>connfd = accept(listenfd, (struct sockaddr *)NULL, NULL);</text:p>
      <text:p text:style-name="P5"/>
      <text:p text:style-name="P5"><text:tab/><text:tab/><text:tab/>for(c=0; c&lt;10; c++){</text:p>
      <text:p text:style-name="P5"><text:tab/><text:tab/><text:tab/><text:tab/>if(client[c] &lt; 0){</text:p>
      <text:p text:style-name="P5"><text:tab/><text:tab/><text:tab/><text:tab/><text:tab/>client[c] = connfd;</text:p>
      <text:p text:style-name="P5"><text:tab/><text:tab/><text:tab/><text:tab/><text:tab/>break;</text:p>
      <text:p text:style-name="P5"><text:tab/><text:tab/><text:tab/><text:tab/>}</text:p>
      <text:p text:style-name="P5"><text:tab/><text:tab/><text:tab/>}</text:p>
      <text:p text:style-name="P5"><text:tab/><text:tab/><text:tab/>if(c == 10){</text:p>
      <text:p text:style-name="P5"><text:tab/><text:tab/><text:tab/><text:tab/>printf("Too many client\n");</text:p>
      <text:p text:style-name="P5"><text:tab/><text:tab/><text:tab/><text:tab/>exit(1);</text:p>
      <text:p text:style-name="P5"><text:tab/><text:tab/><text:tab/>}</text:p>
      <text:p text:style-name="P5"><text:tab/><text:tab/><text:tab/>FD_SET(connfd, &amp;allset);</text:p>
      <text:p text:style-name="P5"><text:tab/><text:tab/><text:tab/>if(connfd &gt; maxfd) maxfd = connfd;</text:p>
      <text:p text:style-name="P5"><text:tab/><text:tab/><text:tab/>if(c &gt; maxClient) maxClient = c;</text:p>
      <text:p text:style-name="P5"/>
      <text:p text:style-name="P5"><text:tab/><text:tab/><text:tab/>numReady--;</text:p>
      <text:p text:style-name="P5"><text:tab/><text:tab/><text:tab/>if(numReady &lt;= 0)continue;</text:p>
      <text:p text:style-name="P5"><text:tab/><text:tab/>}</text:p>
      <text:p text:style-name="P5"/>
      <text:p text:style-name="P5"><text:tab/><text:tab/>for(c=0; c &lt;= maxClient; c++){</text:p>
      <text:p text:style-name="P5"><text:tab/><text:tab/><text:tab/>if(client[c] &lt; 0)continue;</text:p>
      <text:p text:style-name="P5"/>
      <text:p text:style-name="P5"><text:tab/><text:tab/><text:tab/>if(FD_ISSET(client[c], &amp;rset)){</text:p>
      <text:p text:style-name="P5"><text:tab/><text:tab/><text:tab/><text:tab/>ssize_t len;</text:p>
      <text:p text:style-name="P5"><text:tab/><text:tab/><text:tab/><text:tab/>len = read(client[c], &amp;buffer, MAXLINE);</text:p>
      <text:p text:style-name="P5"/>
      <text:p text:style-name="P5"><text:tab/><text:tab/><text:tab/><text:tab/>if(len == 0){</text:p>
      <text:p text:style-name="P5"><text:tab/><text:tab/><text:tab/><text:tab/><text:tab/>close(client[c]);</text:p>
      <text:p text:style-name="P5"><text:tab/><text:tab/><text:tab/><text:tab/><text:tab/>FD_CLR(client[c], &amp;allset);</text:p>
      <text:p text:style-name="P5"><text:tab/><text:tab/><text:tab/><text:tab/><text:tab/>client[c] = -1;</text:p>
      <text:p text:style-name="P5"><text:tab/><text:tab/><text:tab/><text:tab/>}else{</text:p>
      <text:p text:style-name="P5"><text:tab/><text:tab/><text:tab/><text:tab/><text:tab/>if(buffer[strlen(buffer) - 1] == '\n'){</text:p>
      <text:p text:style-name="P5"><text:tab/><text:tab/><text:tab/><text:tab/><text:tab/>buffer[strlen(buffer) - 1] = '\0';</text:p>
      <text:p text:style-name="P5"><text:tab/><text:tab/><text:tab/><text:tab/><text:tab/>}</text:p>
      <text:p text:style-name="P5"><text:tab/><text:tab/><text:tab/><text:tab/><text:tab/>//printf("read done\n");</text:p>
      <text:p text:style-name="P5"><text:tab/><text:tab/><text:tab/><text:tab/><text:tab/>char *ptr = strtok(buffer, " ");</text:p>
      <text:p text:style-name="P5"><text:tab/><text:tab/><text:tab/><text:tab/><text:tab/>int i = 0;</text:p>
      <text:p text:style-name="P5"><text:tab/><text:tab/><text:tab/><text:tab/><text:tab/>strcpy(cal, ptr);</text:p>
      <text:p text:style-name="P5"><text:tab/><text:tab/><text:tab/><text:tab/><text:tab/>//printf("%s\n", cal);</text:p>
      <text:p text:style-name="P5"/>
      <text:p text:style-name="P5"><text:tab/><text:tab/><text:tab/><text:tab/><text:tab/>while(1){</text:p>
      <text:p text:style-name="P5"><text:tab/><text:tab/><text:tab/><text:tab/><text:tab/><text:tab/>char temp[MAXLINE];</text:p>
      <text:p text:style-name="P5"><text:tab/><text:tab/><text:tab/><text:tab/><text:tab/><text:tab/>ptr = strtok(NULL, " ");</text:p>
      <text:p text:style-name="P5"><text:tab/><text:tab/><text:tab/><text:tab/><text:tab/><text:tab/>if(ptr == NULL)break;</text:p>
      <text:p text:style-name="P5"><text:soft-page-break/><text:tab/><text:tab/><text:tab/><text:tab/><text:tab/><text:tab/>strcpy(temp, ptr);</text:p>
      <text:p text:style-name="P5"><text:tab/><text:tab/><text:tab/><text:tab/><text:tab/><text:tab/>//printf("%s\n", temp);</text:p>
      <text:p text:style-name="P5"><text:tab/><text:tab/><text:tab/><text:tab/><text:tab/><text:tab/>arg[i] = atoi(temp);</text:p>
      <text:p text:style-name="P5"><text:tab/><text:tab/><text:tab/><text:tab/><text:tab/><text:tab/>//printf("%d\n", arg[i]);</text:p>
      <text:p text:style-name="P5"><text:tab/><text:tab/><text:tab/><text:tab/><text:tab/><text:tab/>i++;</text:p>
      <text:p text:style-name="P5"><text:tab/><text:tab/><text:tab/><text:tab/><text:tab/>}</text:p>
      <text:p text:style-name="P5"><text:tab/><text:tab/><text:tab/><text:tab/><text:tab/>if(strcmp(cal, "ADD") == 0){</text:p>
      <text:p text:style-name="P5"><text:tab/><text:tab/><text:tab/><text:tab/><text:tab/><text:tab/>ans = 0;</text:p>
      <text:p text:style-name="P5"><text:tab/><text:tab/><text:tab/><text:tab/><text:tab/><text:tab/>for(int j=0; j&lt;i; j++){</text:p>
      <text:p text:style-name="P5"><text:tab/><text:tab/><text:tab/><text:tab/><text:tab/><text:tab/><text:tab/>ans += arg[j];</text:p>
      <text:p text:style-name="P5"><text:tab/><text:tab/><text:tab/><text:tab/><text:tab/><text:tab/>}</text:p>
      <text:p text:style-name="P5"><text:tab/><text:tab/><text:tab/><text:tab/><text:tab/><text:tab/>if(ans &gt; UINT_MAX){</text:p>
      <text:p text:style-name="P5"><text:tab/><text:tab/><text:tab/><text:tab/><text:tab/><text:tab/><text:tab/>strcpy(send, "Overflowed\n");</text:p>
      <text:p text:style-name="P5"><text:tab/><text:tab/><text:tab/><text:tab/><text:tab/><text:tab/><text:tab/>write(client[c], send, sizeof(send));</text:p>
      <text:p text:style-name="P5"><text:tab/><text:tab/><text:tab/><text:tab/><text:tab/><text:tab/><text:tab/>continue;</text:p>
      <text:p text:style-name="P5"><text:tab/><text:tab/><text:tab/><text:tab/><text:tab/><text:tab/>}</text:p>
      <text:p text:style-name="P5"><text:tab/><text:tab/><text:tab/><text:tab/><text:tab/><text:tab/>sprintf(send, "%lu\n", ans); </text:p>
      <text:p text:style-name="P5"><text:tab/><text:tab/><text:tab/><text:tab/><text:tab/><text:tab/>write(client[c], send, sizeof(send));</text:p>
      <text:p text:style-name="P5"><text:tab/><text:tab/><text:tab/><text:tab/><text:tab/>}else if(strcmp(cal, "MUL") == 0){</text:p>
      <text:p text:style-name="P5"><text:tab/><text:tab/><text:tab/><text:tab/><text:tab/><text:tab/>ans = 1;</text:p>
      <text:p text:style-name="P5"><text:tab/><text:tab/><text:tab/><text:tab/><text:tab/><text:tab/>for(int j=0; j&lt;i; j++){</text:p>
      <text:p text:style-name="P5"><text:tab/><text:tab/><text:tab/><text:tab/><text:tab/><text:tab/><text:tab/>ans = ans * arg[j];</text:p>
      <text:p text:style-name="P5"><text:tab/><text:tab/><text:tab/><text:tab/><text:tab/><text:tab/>}</text:p>
      <text:p text:style-name="P5"><text:tab/><text:tab/><text:tab/><text:tab/><text:tab/><text:tab/>if(ans &gt; UINT_MAX){</text:p>
      <text:p text:style-name="P5"><text:tab/><text:tab/><text:tab/><text:tab/><text:tab/><text:tab/><text:tab/>strcpy(send, "Overflowed\n");</text:p>
      <text:p text:style-name="P5"><text:tab/><text:tab/><text:tab/><text:tab/><text:tab/><text:tab/><text:tab/>write(client[c], send, sizeof(send));</text:p>
      <text:p text:style-name="P5"><text:tab/><text:tab/><text:tab/><text:tab/><text:tab/><text:tab/><text:tab/>continue;</text:p>
      <text:p text:style-name="P5"><text:tab/><text:tab/><text:tab/><text:tab/><text:tab/><text:tab/>}</text:p>
      <text:p text:style-name="P5"><text:tab/><text:tab/><text:tab/><text:tab/><text:tab/><text:tab/>sprintf(send, "%lu\n", ans);</text:p>
      <text:p text:style-name="P5"><text:tab/><text:tab/><text:tab/><text:tab/><text:tab/><text:tab/>write(client[c], send, sizeof(send));</text:p>
      <text:p text:style-name="P5"><text:tab/><text:tab/><text:tab/><text:tab/><text:tab/>}else if(strcmp(cal, "EXIT") == 0){</text:p>
      <text:p text:style-name="P5"><text:tab/><text:tab/><text:tab/><text:tab/><text:tab/><text:tab/>close(client[c]);</text:p>
      <text:p text:style-name="P5"><text:tab/><text:tab/><text:tab/><text:tab/><text:tab/><text:tab/>FD_CLR(client[c], &amp;allset);</text:p>
      <text:p text:style-name="P5"><text:tab/><text:tab/><text:tab/><text:tab/><text:tab/><text:tab/>client[c] = -1;</text:p>
      <text:p text:style-name="P5"><text:tab/><text:tab/><text:tab/><text:tab/><text:tab/><text:tab/>break;</text:p>
      <text:p text:style-name="P5"><text:tab/><text:tab/><text:tab/><text:tab/><text:tab/>}else{</text:p>
      <text:p text:style-name="P5"><text:tab/><text:tab/><text:tab/><text:tab/><text:tab/><text:tab/>sprintf(send, "wrong command\n");</text:p>
      <text:p text:style-name="P5"><text:tab/><text:tab/><text:tab/><text:tab/><text:tab/><text:tab/>write(client[c], send, sizeof(send));</text:p>
      <text:p text:style-name="P5"><text:tab/><text:tab/><text:tab/><text:tab/><text:tab/>}</text:p>
      <text:p text:style-name="P5"><text:tab/><text:tab/><text:tab/><text:tab/>}</text:p>
      <text:p text:style-name="P5"><text:tab/><text:tab/><text:tab/><text:tab/>numReady--;</text:p>
      <text:p text:style-name="P5"><text:tab/><text:tab/><text:tab/><text:tab/>if(numReady &lt;= 0)break;</text:p>
      <text:p text:style-name="P5"><text:tab/><text:tab/><text:tab/>}</text:p>
      <text:p text:style-name="P5"><text:tab/><text:tab/>}</text:p>
      <text:p text:style-name="P5"><text:tab/>}</text:p>
      <text:p text:style-name="P5">}</text:p>
      <text:p text:style-name="P5"/>
      <text:p text:style-name="P3">&lt; client4.c &gt;</text:p>
      <text:p text:style-name="P5">#include &lt;stdlib.h&gt;</text:p>
      <text:p text:style-name="P5">#include &lt;stdio.h&gt;</text:p>
      <text:p text:style-name="P5">#include &lt;string.h&gt;</text:p>
      <text:p text:style-name="P5">#include &lt;sys/socket.h&gt;</text:p>
      <text:p text:style-name="P5">#include &lt;netinet/in.h&gt;</text:p>
      <text:p text:style-name="P5">#include &lt;arpa/inet.h&gt;</text:p>
      <text:p text:style-name="P5">#include &lt;sys/select.h&gt;</text:p>
      <text:p text:style-name="P5">#include &lt;unistd.h&gt;</text:p>
      <text:p text:style-name="P5"/>
      <text:p text:style-name="P5">#define MAXLINE 1024</text:p>
      <text:p text:style-name="P5">#define backlog 10</text:p>
      <text:p text:style-name="P5"/>
      <text:p text:style-name="P5">int main(int argc, char *argv[]){</text:p>
      <text:p text:style-name="P5"><text:tab/>int myPORT, friendPORT;</text:p>
      <text:p text:style-name="P5"><text:tab/>char *myIP, *friendIP, *myNAME;</text:p>
      <text:p text:style-name="P5"><text:tab/>char sendbuffer[MAXLINE], receivebuffer[MAXLINE], receiver[MAXLINE], sendMessage[MAXLINE], message[MAXLINE];</text:p>
      <text:p text:style-name="P5"><text:tab/>char *friendNAME[backlog];</text:p>
      <text:p text:style-name="P5"><text:tab/>struct sockaddr_in myAddr, friendAddr;</text:p>
      <text:p text:style-name="P5"><text:tab/>int mysockfd, maxfd, maxFriend, numReady, friendfd;</text:p>
      <text:p text:style-name="P5"><text:tab/>int friend[backlog];</text:p>
      <text:p text:style-name="P5"><text:tab/>fd_set allset, rset;</text:p>
      <text:p text:style-name="P5"><text:soft-page-break/><text:tab/>FILE *fp = stdin;</text:p>
      <text:p text:style-name="P5"><text:tab/>int i,j;</text:p>
      <text:p text:style-name="P5"/>
      <text:p text:style-name="P5"><text:tab/>myIP = "127.0.0.1";</text:p>
      <text:p text:style-name="P5"><text:tab/>myPORT = atoi(argv[2]);</text:p>
      <text:p text:style-name="P5"><text:tab/>myNAME = argv[1];</text:p>
      <text:p text:style-name="P5"><text:tab/>mysockfd = socket(AF_INET, SOCK_STREAM, 0);</text:p>
      <text:p text:style-name="P5"/>
      <text:p text:style-name="P5"><text:tab/>bzero(&amp;myAddr, sizeof(myAddr));</text:p>
      <text:p text:style-name="P5"><text:tab/>myAddr.sin_family = AF_INET;</text:p>
      <text:p text:style-name="P5"><text:tab/>myAddr.sin_port = htons(myPORT);</text:p>
      <text:p text:style-name="P5"><text:tab/>inet_pton(AF_INET, myIP, &amp;myAddr.sin_addr);</text:p>
      <text:p text:style-name="P5"><text:tab/>// my information</text:p>
      <text:p text:style-name="P5"/>
      <text:p text:style-name="P5"><text:tab/>if(bind(mysockfd, (struct sockaddr *)&amp;myAddr, sizeof(myAddr)) &lt; 0){</text:p>
      <text:p text:style-name="P5"><text:tab/><text:tab/>printf("bind error\n");</text:p>
      <text:p text:style-name="P5"><text:tab/><text:tab/>exit(1);</text:p>
      <text:p text:style-name="P5"><text:tab/>}</text:p>
      <text:p text:style-name="P5"><text:tab/>// bind my infor to socket</text:p>
      <text:p text:style-name="P5"/>
      <text:p text:style-name="P5"><text:tab/>listen(mysockfd, backlog);</text:p>
      <text:p text:style-name="P5"><text:tab/>maxfd = mysockfd;</text:p>
      <text:p text:style-name="P5"><text:tab/>maxFriend = -1;</text:p>
      <text:p text:style-name="P5"><text:tab/>for(i=0; i&lt;backlog; i++){</text:p>
      <text:p text:style-name="P5"><text:tab/><text:tab/>friend[i] = -1;</text:p>
      <text:p text:style-name="P5"><text:tab/>}</text:p>
      <text:p text:style-name="P5"/>
      <text:p text:style-name="P5"><text:tab/>FD_ZERO(&amp;allset);</text:p>
      <text:p text:style-name="P5"><text:tab/>FD_SET(mysockfd, &amp;allset);</text:p>
      <text:p text:style-name="P5"><text:tab/>FD_SET(fileno(fp), &amp;allset);</text:p>
      <text:p text:style-name="P5"><text:tab/>if(fileno(fp) &gt; maxfd) maxfd = fileno(fp);</text:p>
      <text:p text:style-name="P5"/>
      <text:p text:style-name="P5"><text:tab/>for(i=3; i&lt;argc; i++){</text:p>
      <text:p text:style-name="P5"><text:tab/><text:tab/>friendPORT = atoi(argv[i]);</text:p>
      <text:p text:style-name="P5"><text:tab/><text:tab/>friendIP = "127.0.0.1";</text:p>
      <text:p text:style-name="P5"><text:tab/><text:tab/>//printf("try to connect port %d\n", friendPORT);</text:p>
      <text:p text:style-name="P5"><text:tab/><text:tab/>friendfd = socket(AF_INET, SOCK_STREAM, 0);</text:p>
      <text:p text:style-name="P5"/>
      <text:p text:style-name="P5"><text:tab/><text:tab/>bzero(&amp;friendAddr, sizeof(friendAddr));</text:p>
      <text:p text:style-name="P5"><text:tab/><text:tab/>friendAddr.sin_family = AF_INET;</text:p>
      <text:p text:style-name="P5"><text:tab/><text:tab/>friendAddr.sin_port = htons(friendPORT);</text:p>
      <text:p text:style-name="P5"><text:tab/><text:tab/>inet_pton(AF_INET, friendIP, &amp;friendAddr.sin_addr);</text:p>
      <text:p text:style-name="P5"/>
      <text:p text:style-name="P5"><text:tab/><text:tab/>if(connect(friendfd, (struct sockaddr *)&amp;friendAddr, sizeof(friendAddr)) &lt; 0){</text:p>
      <text:p text:style-name="P5"><text:tab/><text:tab/><text:tab/>printf("Connect error\n");</text:p>
      <text:p text:style-name="P5"><text:tab/><text:tab/><text:tab/>exit(1);</text:p>
      <text:p text:style-name="P5"><text:tab/><text:tab/>}</text:p>
      <text:p text:style-name="P5"><text:tab/><text:tab/>for(j=0; j&lt;backlog; j++){</text:p>
      <text:p text:style-name="P5"><text:tab/><text:tab/><text:tab/>if(friend[j] &lt; 0){</text:p>
      <text:p text:style-name="P5"><text:tab/><text:tab/><text:tab/><text:tab/>friend[j] = friendfd;</text:p>
      <text:p text:style-name="P5"><text:tab/><text:tab/><text:tab/><text:tab/>break;</text:p>
      <text:p text:style-name="P5"><text:tab/><text:tab/><text:tab/>}</text:p>
      <text:p text:style-name="P5"><text:tab/><text:tab/>}</text:p>
      <text:p text:style-name="P5"/>
      <text:p text:style-name="P5"><text:tab/><text:tab/>//printf("connect success\n");</text:p>
      <text:p text:style-name="P5"><text:tab/><text:tab/>write(friendfd, myNAME, sizeof(myNAME));</text:p>
      <text:p text:style-name="P5"><text:tab/><text:tab/>read(friendfd, &amp;receivebuffer, MAXLINE);</text:p>
      <text:p text:style-name="P5"><text:tab/><text:tab/>//printf("port %d's name is %s\n", friendPORT, receivebuffer);</text:p>
      <text:p text:style-name="P5"><text:tab/><text:tab/>friendNAME[j] = malloc(MAXLINE * sizeof(char));</text:p>
      <text:p text:style-name="P5"><text:tab/><text:tab/>strcpy(friendNAME[j], receivebuffer);</text:p>
      <text:p text:style-name="P5"><text:tab/><text:tab/>//printf("copy name done\n");</text:p>
      <text:p text:style-name="P5"><text:tab/><text:tab/>if(friendfd &gt; maxfd) maxfd = friendfd;</text:p>
      <text:p text:style-name="P5"><text:tab/><text:tab/>if(j &gt; maxFriend) maxFriend = j;</text:p>
      <text:p text:style-name="P5"><text:tab/><text:tab/>FD_SET(friendfd, &amp;allset);</text:p>
      <text:p text:style-name="P5"/>
      <text:p text:style-name="P5"><text:tab/><text:tab/>//printf("connection done\n");</text:p>
      <text:p text:style-name="P5"><text:tab/>}</text:p>
      <text:p text:style-name="P5"><text:tab/>// connect to everybody</text:p>
      <text:p text:style-name="P5"/>
      <text:p text:style-name="P5"><text:tab/>//printf("friend number is %d\n", maxFriend);</text:p>
      <text:p text:style-name="P5"><text:soft-page-break/><text:tab/>//printf("friend max fd is %d\n", maxfd);</text:p>
      <text:p text:style-name="P5"/>
      <text:p text:style-name="P5"><text:tab/>for(;;){</text:p>
      <text:p text:style-name="P5"><text:tab/><text:tab/>rset = allset;</text:p>
      <text:p text:style-name="P5"><text:tab/><text:tab/>numReady = select(maxfd + 1, &amp;rset, NULL, NULL, NULL);</text:p>
      <text:p text:style-name="P5"><text:tab/><text:tab/>//printf("select done once\n");</text:p>
      <text:p text:style-name="P5"/>
      <text:p text:style-name="P5"><text:tab/><text:tab/>if(FD_ISSET(mysockfd, &amp;rset)){</text:p>
      <text:p text:style-name="P5"><text:tab/><text:tab/><text:tab/>//printf("someone try to connect\n");</text:p>
      <text:p text:style-name="P5"><text:tab/><text:tab/><text:tab/>friendfd = accept(mysockfd, (struct sockaddr *)NULL, NULL);</text:p>
      <text:p text:style-name="P5"><text:tab/><text:tab/><text:tab/>write(friendfd, myNAME, sizeof(myNAME));</text:p>
      <text:p text:style-name="P5"/>
      <text:p text:style-name="P5"><text:tab/><text:tab/><text:tab/>for(i=0; i&lt;backlog; i++){</text:p>
      <text:p text:style-name="P5"><text:tab/><text:tab/><text:tab/><text:tab/>if(friend[i] &lt; 0){</text:p>
      <text:p text:style-name="P5"><text:tab/><text:tab/><text:tab/><text:tab/><text:tab/>friend[i] = friendfd;</text:p>
      <text:p text:style-name="P5"><text:tab/><text:tab/><text:tab/><text:tab/><text:tab/>break;</text:p>
      <text:p text:style-name="P5"><text:tab/><text:tab/><text:tab/><text:tab/>}</text:p>
      <text:p text:style-name="P5"><text:tab/><text:tab/><text:tab/>}</text:p>
      <text:p text:style-name="P5"><text:tab/><text:tab/><text:tab/>if(i == backlog){</text:p>
      <text:p text:style-name="P5"><text:tab/><text:tab/><text:tab/><text:tab/>printf("Too many friends\n");</text:p>
      <text:p text:style-name="P5"><text:tab/><text:tab/><text:tab/><text:tab/>exit(1);</text:p>
      <text:p text:style-name="P5"><text:tab/><text:tab/><text:tab/>}</text:p>
      <text:p text:style-name="P5"/>
      <text:p text:style-name="P5"><text:tab/><text:tab/><text:tab/>read(friendfd, &amp;receivebuffer, MAXLINE);</text:p>
      <text:p text:style-name="P5"><text:tab/><text:tab/><text:tab/>//printf("receive name %s\n", receivebuffer);</text:p>
      <text:p text:style-name="P5"><text:tab/><text:tab/><text:tab/>friendNAME[i] = malloc(MAXLINE * sizeof(char));</text:p>
      <text:p text:style-name="P5"><text:tab/><text:tab/><text:tab/>strcpy(friendNAME[i], receivebuffer);</text:p>
      <text:p text:style-name="P5"/>
      <text:p text:style-name="P5"><text:tab/><text:tab/><text:tab/>FD_SET(friendfd, &amp;allset);</text:p>
      <text:p text:style-name="P5"><text:tab/><text:tab/><text:tab/>if(friendfd &gt; maxfd) maxfd = friendfd;</text:p>
      <text:p text:style-name="P5"><text:tab/><text:tab/><text:tab/>if(i &gt; maxFriend) maxFriend = i;</text:p>
      <text:p text:style-name="P5"/>
      <text:p text:style-name="P5"><text:tab/><text:tab/><text:tab/>//printf("friend number is %d\n", maxFriend);</text:p>
      <text:p text:style-name="P5"><text:tab/><text:tab/><text:tab/>//printf("friend max fd is %d\n", maxfd);</text:p>
      <text:p text:style-name="P5"/>
      <text:p text:style-name="P5"><text:tab/><text:tab/><text:tab/>numReady--;</text:p>
      <text:p text:style-name="P5"><text:tab/><text:tab/><text:tab/>if(numReady &lt;= 0)continue;</text:p>
      <text:p text:style-name="P5"><text:tab/><text:tab/>}</text:p>
      <text:p text:style-name="P5"><text:tab/><text:tab/>//save friend info</text:p>
      <text:p text:style-name="P5"/>
      <text:p text:style-name="P5"><text:tab/><text:tab/>if(FD_ISSET(fileno(fp), &amp;rset)){</text:p>
      <text:p text:style-name="P5"><text:tab/><text:tab/><text:tab/>fgets(sendbuffer, MAXLINE, fp);</text:p>
      <text:p text:style-name="P5"><text:tab/><text:tab/><text:tab/>if(strcmp(sendbuffer, "EXIT\n") == 0){</text:p>
      <text:p text:style-name="P5"><text:tab/><text:tab/><text:tab/><text:tab/>for(i=0; i&lt;backlog; i++){</text:p>
      <text:p text:style-name="P5"><text:tab/><text:tab/><text:tab/><text:tab/><text:tab/>if(friend[i] &gt;= 0){</text:p>
      <text:p text:style-name="P5"><text:tab/><text:tab/><text:tab/><text:tab/><text:tab/><text:tab/>close(friend[i]);</text:p>
      <text:p text:style-name="P5"><text:tab/><text:tab/><text:tab/><text:tab/><text:tab/>}</text:p>
      <text:p text:style-name="P5"><text:tab/><text:tab/><text:tab/><text:tab/>}</text:p>
      <text:p text:style-name="P5"><text:tab/><text:tab/><text:tab/><text:tab/>exit(0);</text:p>
      <text:p text:style-name="P5"><text:tab/><text:tab/><text:tab/>}</text:p>
      <text:p text:style-name="P5"><text:tab/><text:tab/><text:tab/>strcpy(receiver, strtok(sendbuffer, " "));</text:p>
      <text:p text:style-name="P5"><text:tab/><text:tab/><text:tab/>if(receiver[strlen(receiver) - 1] == '\n')receiver[strlen(receiver) - 1] = '\0';</text:p>
      <text:p text:style-name="P5"><text:tab/><text:tab/><text:tab/>strcpy(sendMessage, sendbuffer + strlen(receiver) + 1);</text:p>
      <text:p text:style-name="P5"><text:tab/><text:tab/><text:tab/>if(sendMessage[strlen(sendMessage) - 1] == '\n')sendMessage[strlen(sendMessage) - 1] = '\0';</text:p>
      <text:p text:style-name="P5"/>
      <text:p text:style-name="P5"><text:tab/><text:tab/><text:tab/>if(strcmp(receiver, "ALL") == 0){</text:p>
      <text:p text:style-name="P5"><text:tab/><text:tab/><text:tab/><text:tab/>for(i=0; i&lt;backlog; i++){</text:p>
      <text:p text:style-name="P5"><text:tab/><text:tab/><text:tab/><text:tab/><text:tab/>if(friend[i] &gt;= 0){</text:p>
      <text:p text:style-name="P5"><text:tab/><text:tab/><text:tab/><text:tab/><text:tab/><text:tab/>sprintf(message, "%s SAID %s\n", myNAME, sendMessage);</text:p>
      <text:p text:style-name="P5"><text:tab/><text:tab/><text:tab/><text:tab/><text:tab/><text:tab/>write(friend[i], message, sizeof(message));</text:p>
      <text:p text:style-name="P5"><text:tab/><text:tab/><text:tab/><text:tab/><text:tab/>}</text:p>
      <text:p text:style-name="P5"><text:tab/><text:tab/><text:tab/><text:tab/>}</text:p>
      <text:p text:style-name="P5"><text:tab/><text:tab/><text:tab/>}else{</text:p>
      <text:p text:style-name="P5"><text:tab/><text:tab/><text:tab/><text:tab/>for(i=0; i&lt;backlog; i++){</text:p>
      <text:p text:style-name="P5"><text:tab/><text:tab/><text:tab/><text:tab/><text:tab/>if(friend[i] &gt;= 0 &amp;&amp; strcmp(friendNAME[i], receiver) == 0){</text:p>
      <text:p text:style-name="P5"><text:tab/><text:tab/><text:tab/><text:tab/><text:tab/><text:tab/>sprintf(message, "%s SAID %s\n", myNAME, sendMessage);</text:p>
      <text:p text:style-name="P5"><text:tab/><text:tab/><text:tab/><text:tab/><text:tab/><text:tab/>write(friend[i], message, sizeof(message));</text:p>
      <text:p text:style-name="P5"><text:tab/><text:tab/><text:tab/><text:tab/><text:tab/><text:tab/>break;</text:p>
      <text:p text:style-name="P5"><text:tab/><text:tab/><text:tab/><text:tab/><text:tab/>}</text:p>
      <text:p text:style-name="P5"><text:tab/><text:tab/><text:tab/><text:tab/>}</text:p>
      <text:p text:style-name="P5"><text:soft-page-break/><text:tab/><text:tab/><text:tab/><text:tab/>if(i &gt;= backlog){</text:p>
      <text:p text:style-name="P5"><text:tab/><text:tab/><text:tab/><text:tab/><text:tab/><text:tab/>sprintf(message, "No user\n");</text:p>
      <text:p text:style-name="P5"><text:tab/><text:tab/><text:tab/><text:tab/><text:tab/><text:tab/>fputs(message, stdout);</text:p>
      <text:p text:style-name="P5"><text:tab/><text:tab/><text:tab/><text:tab/><text:tab/>}</text:p>
      <text:p text:style-name="P5"><text:tab/><text:tab/><text:tab/>}</text:p>
      <text:p text:style-name="P5"><text:tab/><text:tab/>}</text:p>
      <text:p text:style-name="P5"><text:tab/><text:tab/>//user input</text:p>
      <text:p text:style-name="P5"/>
      <text:p text:style-name="P5"><text:tab/><text:tab/>for(i=0; i&lt;=maxFriend; i++){</text:p>
      <text:p text:style-name="P5"><text:tab/><text:tab/><text:tab/>//printf("some has thing to say\n");</text:p>
      <text:p text:style-name="P5"><text:tab/><text:tab/><text:tab/>if(friend[i] &lt; 0) continue;</text:p>
      <text:p text:style-name="P5"><text:tab/><text:tab/><text:tab/>if(FD_ISSET(friend[i], &amp;rset)){</text:p>
      <text:p text:style-name="P5"><text:tab/><text:tab/><text:tab/><text:tab/>ssize_t len;</text:p>
      <text:p text:style-name="P5"><text:tab/><text:tab/><text:tab/><text:tab/>len = read(friend[i], receivebuffer, MAXLINE);</text:p>
      <text:p text:style-name="P5"><text:tab/><text:tab/><text:tab/><text:tab/>if(len == 0){</text:p>
      <text:p text:style-name="P5"><text:tab/><text:tab/><text:tab/><text:tab/><text:tab/>printf("%s has left the chat room\n", friendNAME[i]);</text:p>
      <text:p text:style-name="P5"><text:tab/><text:tab/><text:tab/><text:tab/><text:tab/>close(friend[i]);</text:p>
      <text:p text:style-name="P5"><text:tab/><text:tab/><text:tab/><text:tab/><text:tab/>FD_CLR(friend[i], &amp;allset);</text:p>
      <text:p text:style-name="P5"><text:tab/><text:tab/><text:tab/><text:tab/><text:tab/>friend[i] = -1;</text:p>
      <text:p text:style-name="P5"><text:tab/><text:tab/><text:tab/><text:tab/><text:tab/>free(friendNAME[i]);</text:p>
      <text:p text:style-name="P5"><text:tab/><text:tab/><text:tab/><text:tab/><text:tab/>continue;</text:p>
      <text:p text:style-name="P5"><text:tab/><text:tab/><text:tab/><text:tab/>}</text:p>
      <text:p text:style-name="P5"><text:tab/><text:tab/><text:tab/><text:tab/>fputs(receivebuffer, stdout);</text:p>
      <text:p text:style-name="P5"><text:tab/><text:tab/><text:tab/><text:tab/>numReady--;</text:p>
      <text:p text:style-name="P5"><text:tab/><text:tab/><text:tab/><text:tab/>if(numReady &lt;= 0)break;</text:p>
      <text:p text:style-name="P5"><text:tab/><text:tab/><text:tab/>}</text:p>
      <text:p text:style-name="P5"><text:tab/><text:tab/>}</text:p>
      <text:p text:style-name="P5"/>
      <text:p text:style-name="P5"><text:tab/>}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22:47:24.767659088</meta:creation-date>
    <dc:date>2019-11-08T23:10:27.102366554</dc:date>
    <meta:editing-duration>PT5M4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0" meta:paragraph-count="1170" meta:word-count="3417" meta:character-count="30620" meta:non-whitespace-character-count="25193"/>
  </office:meta>
</office:document-meta>
</file>